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modern" style:font-pitch="fixed"/>
    <style:font-face style:name="cmsy10" svg:font-family="cmsy10" style:font-pitch="variable"/>
    <style:font-face style:name="courier new" svg:font-family="'courier new'" style:font-family-generic="modern" style:font-pitch="fixed"/>
  </office:font-face-decls>
  <office:automatic-styles>
    <style:style style:name="Table1" style:family="table">
      <style:table-properties style:width="17.184cm" fo:margin-left="0cm" table:align="left"/>
    </style:style>
    <style:style style:name="Table1.A" style:family="table-column">
      <style:table-column-properties style:column-width="8.592cm"/>
    </style:style>
    <style:style style:name="Table1.1" style:family="table-row">
      <style:table-row-properties style:min-row-height="24.694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Textkörper">
      <style:paragraph-properties fo:margin-left="0cm" fo:margin-right="11.109cm" fo:margin-top="0.104cm" fo:margin-bottom="0cm" style:contextual-spacing="false" fo:text-indent="0cm" style:auto-text-indent="false">
        <style:tab-stops/>
      </style:paragraph-properties>
      <style:text-properties officeooo:paragraph-rsid="0005cd75"/>
    </style:style>
    <style:style style:name="P2" style:family="paragraph" style:parent-style-name="Textkörper">
      <style:paragraph-properties fo:margin-left="0cm" fo:margin-right="9.017cm" fo:margin-top="0.104cm" fo:margin-bottom="0cm" style:contextual-spacing="false" fo:text-indent="0cm" style:auto-text-indent="false">
        <style:tab-stops/>
      </style:paragraph-properties>
      <style:text-properties style:font-name="Courier new" officeooo:paragraph-rsid="0005cd75"/>
    </style:style>
    <style:style style:name="P3" style:family="paragraph" style:parent-style-name="Textkörper">
      <style:paragraph-properties fo:margin-left="0cm" fo:margin-right="11.109cm" fo:margin-top="0.104cm" fo:margin-bottom="0cm" style:contextual-spacing="false" fo:text-indent="0cm" style:auto-text-indent="false">
        <style:tab-stops/>
      </style:paragraph-properties>
      <style:text-properties style:font-name="Courier new" officeooo:paragraph-rsid="0005cd75"/>
    </style:style>
    <style:style style:name="P4" style:family="paragraph" style:parent-style-name="Textkörper">
      <style:paragraph-properties fo:margin-left="0cm" fo:margin-right="0cm" fo:text-indent="0cm" style:auto-text-indent="false">
        <style:tab-stops/>
      </style:paragraph-properties>
      <style:text-properties style:font-name="Courier new" officeooo:paragraph-rsid="0005cd75"/>
    </style:style>
    <style:style style:name="P5" style:family="paragraph" style:parent-style-name="Textkörper">
      <style:paragraph-properties fo:margin-left="0cm" fo:margin-right="0cm" fo:line-height="0.443cm" fo:text-indent="0cm" style:auto-text-indent="false">
        <style:tab-stops/>
      </style:paragraph-properties>
      <style:text-properties style:font-name="Courier new" officeooo:paragraph-rsid="0005cd75"/>
    </style:style>
    <style:style style:name="P6" style:family="paragraph" style:parent-style-name="Textkörper">
      <style:paragraph-properties fo:margin-left="0cm" fo:margin-right="0cm" fo:margin-top="0.002cm" fo:margin-bottom="0cm" style:contextual-spacing="false" fo:line-height="0.443cm" fo:text-indent="0cm" style:auto-text-indent="false">
        <style:tab-stops/>
      </style:paragraph-properties>
      <style:text-properties style:font-name="Courier new" officeooo:paragraph-rsid="0005cd75"/>
    </style:style>
    <style:style style:name="P7" style:family="paragraph" style:parent-style-name="Textkörper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05cd75" officeooo:paragraph-rsid="0005cd75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05cd75" officeooo:paragraph-rsid="00156ca6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05cd75" officeooo:paragraph-rsid="0020a673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ddd0ed" officeooo:paragraph-rsid="00ddd0ed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Courier new" fo:font-size="10pt" style:text-underline-style="none" fo:font-weight="normal" officeooo:rsid="00a5248c" officeooo:paragraph-rsid="00a5248c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Courier new" fo:font-size="10pt" style:text-underline-style="none" fo:font-weight="normal" officeooo:rsid="009810ac" officeooo:paragraph-rsid="011643ee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Courier new" fo:font-size="10pt" style:text-underline-style="none" fo:font-weight="normal" officeooo:rsid="0089b78d" officeooo:paragraph-rsid="0089b78d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156ca6" officeooo:paragraph-rsid="00156ca6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44c712" officeooo:paragraph-rsid="0044c712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4b1254" officeooo:paragraph-rsid="004b1254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473492" officeooo:paragraph-rsid="00473492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564c17" officeooo:paragraph-rsid="00564c17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5c872e" officeooo:paragraph-rsid="005c872e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65465c" officeooo:paragraph-rsid="0065465c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69849b" officeooo:paragraph-rsid="0069849b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7229a8" officeooo:paragraph-rsid="007229a8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72b274" officeooo:paragraph-rsid="0072b274" style:font-size-asian="8.75pt" style:font-weight-asian="normal" style:font-size-complex="10pt" style:font-weight-complex="normal"/>
    </style:style>
    <style:style style:name="P24" style:family="paragraph" style:parent-style-name="Standard">
      <style:text-properties style:font-name="Courier new" fo:font-size="10pt" style:text-underline-style="none" fo:font-weight="normal" officeooo:rsid="00aea6cc" officeooo:paragraph-rsid="00aea6cc" style:font-size-asian="8.75pt" style:font-weight-asian="normal" style:font-size-complex="10pt" style:font-weight-complex="normal"/>
    </style:style>
    <style:style style:name="P25" style:family="paragraph" style:parent-style-name="Standard">
      <style:text-properties style:font-name="Courier new" fo:font-size="10pt" style:text-underline-style="none" fo:font-weight="normal" officeooo:rsid="00aea874" officeooo:paragraph-rsid="00aea6cc" style:font-size-asian="8.75pt" style:font-weight-asian="normal" style:font-size-complex="10pt" style:font-weight-complex="normal"/>
    </style:style>
    <style:style style:name="P26" style:family="paragraph" style:parent-style-name="Standard">
      <style:text-properties style:font-name="Courier new" fo:font-size="10pt" style:text-underline-style="none" fo:font-weight="normal" officeooo:rsid="00884cfa" officeooo:paragraph-rsid="00884cfa" style:font-size-asian="8.75pt" style:font-weight-asian="normal" style:font-size-complex="10pt" style:font-weight-complex="normal"/>
    </style:style>
    <style:style style:name="P27" style:family="paragraph" style:parent-style-name="Standard">
      <style:text-properties style:font-name="Courier new" fo:font-size="10pt" style:text-underline-style="none" fo:font-weight="normal" officeooo:rsid="008b6621" officeooo:paragraph-rsid="0089b78d" style:font-size-asian="8.75pt" style:font-weight-asian="normal" style:font-size-complex="10pt" style:font-weight-complex="normal"/>
    </style:style>
    <style:style style:name="P28" style:family="paragraph" style:parent-style-name="Standard">
      <style:text-properties style:font-name="Courier new" fo:font-size="10pt" style:text-underline-style="none" fo:font-weight="normal" officeooo:rsid="00902c40" officeooo:paragraph-rsid="00902c40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b4a470" officeooo:paragraph-rsid="00b42954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b628f9" officeooo:paragraph-rsid="00b5afde" style:font-size-asian="8.75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c46e98" officeooo:paragraph-rsid="00c2a392" style:font-size-asian="8.75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c2a392" officeooo:paragraph-rsid="00c2a392" style:font-size-asian="8.75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c6d3b0" officeooo:paragraph-rsid="00c6d3b0" style:font-size-asian="8.75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c6d3b0" officeooo:paragraph-rsid="00d8abd2" style:font-size-asian="8.75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c6d3b0" officeooo:paragraph-rsid="00e1e6fa" style:font-size-asian="8.75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d1ac40" officeooo:paragraph-rsid="00d1ac40" style:font-size-asian="8.75pt" style:font-weight-asian="normal" style:font-size-complex="10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d88dac" officeooo:paragraph-rsid="00d88dac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d88dac" officeooo:paragraph-rsid="00e1e6fa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d88dac" officeooo:paragraph-rsid="00e1e6fa" style:font-size-asian="8.75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d88dac" officeooo:paragraph-rsid="00d88dac" style:font-size-asian="8.75pt" style:font-weight-asian="bold" style:font-size-complex="10pt" style:font-weight-complex="bold"/>
    </style:style>
    <style:style style:name="P41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c6d3b0" officeooo:paragraph-rsid="00c6d3b0" style:font-size-asian="8.75pt" style:font-weight-asian="bold" style:font-size-complex="10pt" style:font-weight-complex="bold"/>
    </style:style>
    <style:style style:name="P42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0a5248c" officeooo:paragraph-rsid="00a5248c" style:font-size-asian="8.75pt" style:font-weight-asian="bold" style:font-size-complex="10pt" style:font-weight-complex="bold"/>
    </style:style>
    <style:style style:name="P43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0aea6cc" officeooo:paragraph-rsid="00aea6cc" style:font-size-asian="8.75pt" style:font-weight-asian="bold" style:font-size-complex="10pt" style:font-weight-complex="bold"/>
    </style:style>
    <style:style style:name="P44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089b78d" officeooo:paragraph-rsid="0089b78d" style:font-size-asian="8.75pt" style:font-weight-asian="bold" style:font-size-complex="10pt" style:font-weight-complex="bold"/>
    </style:style>
    <style:style style:name="P45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0902c40" officeooo:paragraph-rsid="00902c40" style:font-size-asian="8.75pt" style:font-weight-asian="bold" style:font-size-complex="10pt" style:font-weight-complex="bold"/>
    </style:style>
    <style:style style:name="P46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005cd75" officeooo:paragraph-rsid="0005cd75" style:font-size-asian="8.75pt" style:font-weight-asian="bold" style:font-size-complex="10pt" style:font-weight-complex="bold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05cd75" officeooo:paragraph-rsid="00156ca6" style:font-size-asian="8.75pt" style:font-weight-asian="bold" style:font-size-complex="10pt" style:font-weight-complex="bold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156ca6" officeooo:paragraph-rsid="00156ca6" style:font-size-asian="8.75pt" style:font-weight-asian="bold" style:font-size-complex="10pt" style:font-weight-complex="bold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1a33ed" officeooo:paragraph-rsid="001a33ed" style:font-size-asian="8.75pt" style:font-weight-asian="bold" style:font-size-complex="10pt" style:font-weight-complex="bold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1e3bb6" officeooo:paragraph-rsid="001e3bb6" style:font-size-asian="8.75pt" style:font-weight-asian="bold" style:font-size-complex="10pt" style:font-weight-complex="bold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1e773d" officeooo:paragraph-rsid="001e773d" style:font-size-asian="8.75pt" style:font-weight-asian="bold" style:font-size-complex="10pt" style:font-weight-complex="bold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1e773d" officeooo:paragraph-rsid="0020a673" style:font-size-asian="8.75pt" style:font-weight-asian="bold" style:font-size-complex="10pt" style:font-weight-complex="bold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44c712" officeooo:paragraph-rsid="0044c712" style:font-size-asian="8.75pt" style:font-weight-asian="bold" style:font-size-complex="10pt" style:font-weight-complex="bold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4b1254" officeooo:paragraph-rsid="004b1254" style:font-size-asian="8.75pt" style:font-weight-asian="bold" style:font-size-complex="10pt" style:font-weight-complex="bold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564c17" officeooo:paragraph-rsid="00564c17" style:font-size-asian="8.75pt" style:font-weight-asian="bold" style:font-size-complex="10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5c872e" officeooo:paragraph-rsid="005c872e" style:font-size-asian="8.75pt" style:font-weight-asian="bold" style:font-size-complex="10pt" style:font-weight-complex="bold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65465c" officeooo:paragraph-rsid="0065465c" style:font-size-asian="8.75pt" style:font-weight-asian="bold" style:font-size-complex="10pt" style:font-weight-complex="bold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69849b" officeooo:paragraph-rsid="0069849b" style:font-size-asian="8.75pt" style:font-weight-asian="bold" style:font-size-complex="10pt" style:font-weight-complex="bold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7229a8" officeooo:paragraph-rsid="007229a8" style:font-size-asian="8.75pt" style:font-weight-asian="bold" style:font-size-complex="10pt" style:font-weight-complex="bold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72b274" officeooo:paragraph-rsid="0072b274" style:font-size-asian="8.75pt" style:font-weight-asian="bold" style:font-size-complex="10pt" style:font-weight-complex="bold"/>
    </style:style>
    <style:style style:name="P61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b42954" officeooo:paragraph-rsid="00b42954" style:font-size-asian="8.75pt" style:font-weight-asian="bold" style:font-size-complex="10pt" style:font-weight-complex="bold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b5afde" officeooo:paragraph-rsid="00b5afde" style:font-size-asian="8.75pt" style:font-weight-asian="bold" style:font-size-complex="10pt" style:font-weight-complex="bold"/>
    </style:style>
    <style:style style:name="P63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c2a392" officeooo:paragraph-rsid="00c2a392" style:font-size-asian="8.75pt" style:font-weight-asian="bold" style:font-size-complex="10pt" style:font-weight-complex="bold"/>
    </style:style>
    <style:style style:name="P64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d1ac40" officeooo:paragraph-rsid="00d1ac40" style:font-size-asian="8.75pt" style:font-weight-asian="bold" style:font-size-complex="10pt" style:font-weight-complex="bold"/>
    </style:style>
    <style:style style:name="P65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ddd0ed" officeooo:paragraph-rsid="00ddd0ed" style:font-size-asian="8.75pt" style:font-weight-asian="bold" style:font-size-complex="10pt" style:font-weight-complex="bold"/>
    </style:style>
    <style:style style:name="P66" style:family="paragraph" style:parent-style-name="Standard">
      <style:paragraph-properties fo:margin-top="0.005cm" fo:margin-bottom="0cm" style:contextual-spacing="false"/>
      <style:text-properties style:font-name="Courier new" fo:font-size="7.5pt" fo:font-weight="bold" officeooo:paragraph-rsid="0005cd75" style:font-name-asian="Source Code Pro" style:font-size-asian="7.5pt" style:font-weight-asian="bold" style:font-name-complex="Source Code Pro" style:font-size-complex="7.5pt" style:font-weight-complex="bold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c6d3b0" officeooo:paragraph-rsid="00e1e6fa" style:font-size-asian="8.75pt" style:font-weight-asian="normal" style:font-size-complex="10pt" style:font-weight-complex="normal"/>
    </style:style>
    <style:style style:name="P68" style:family="paragraph" style:parent-style-name="Standard">
      <style:paragraph-properties fo:break-before="page"/>
      <style:text-properties style:font-name="Courier new" fo:font-size="10pt" style:text-underline-style="solid" style:text-underline-width="auto" style:text-underline-color="font-color" fo:font-weight="bold" officeooo:rsid="00884cfa" officeooo:paragraph-rsid="01476c57" style:font-size-asian="8.75pt" style:font-weight-asian="bold" style:font-size-complex="10pt" style:font-weight-complex="bold"/>
    </style:style>
    <style:style style:name="P69" style:family="paragraph" style:parent-style-name="Standard">
      <style:paragraph-properties fo:break-before="page"/>
      <style:text-properties style:font-name="Courier new" fo:font-size="10pt" style:text-underline-style="solid" style:text-underline-width="auto" style:text-underline-color="font-color" fo:font-weight="bold" officeooo:rsid="0005cd75" officeooo:paragraph-rsid="0149b223" style:font-size-asian="8.75pt" style:font-weight-asian="bold" style:font-size-complex="10pt" style:font-weight-complex="bold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05cd75" officeooo:paragraph-rsid="014b4814" style:font-size-asian="8.75pt" style:font-weight-asian="bold" style:font-size-complex="10pt" style:font-weight-complex="bold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1e3bb6" officeooo:paragraph-rsid="014b82b2" style:font-size-asian="8.75pt" style:font-weight-asian="bold" style:font-size-complex="10pt" style:font-weight-complex="bold"/>
    </style:style>
    <style:style style:name="P72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1e3bb6" officeooo:paragraph-rsid="014c964c" style:font-size-asian="8.75pt" style:font-weight-asian="bold" style:font-size-complex="10pt" style:font-weight-complex="bold"/>
    </style:style>
    <style:style style:name="P73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44c712" officeooo:paragraph-rsid="014cb7d5" style:font-size-asian="8.75pt" style:font-weight-asian="bold" style:font-size-complex="10pt" style:font-weight-complex="bold"/>
    </style:style>
    <style:style style:name="P74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657ca9" officeooo:paragraph-rsid="014e9ef0" style:font-size-asian="8.75pt" style:font-weight-asian="bold" style:font-size-complex="10pt" style:font-weight-complex="bold"/>
    </style:style>
    <style:style style:name="P75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65a22d" officeooo:paragraph-rsid="015071d4" style:font-size-asian="8.75pt" style:font-weight-asian="bold" style:font-size-complex="10pt" style:font-weight-complex="bold"/>
    </style:style>
    <style:style style:name="P76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7229a8" officeooo:paragraph-rsid="0151de63" style:font-size-asian="8.75pt" style:font-weight-asian="bold" style:font-size-complex="10pt" style:font-weight-complex="bold"/>
    </style:style>
    <style:style style:name="P77" style:family="paragraph" style:parent-style-name="Standard">
      <style:text-properties style:font-name="courier new" fo:font-size="10pt" officeooo:rsid="0123cac6" officeooo:paragraph-rsid="0123cac6" style:font-size-asian="8.75pt" style:font-size-complex="10pt"/>
    </style:style>
    <style:style style:name="P78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12b3fb8" officeooo:paragraph-rsid="01525942" style:font-size-asian="8.75pt" style:font-weight-asian="bold" style:font-size-complex="10pt" style:font-weight-complex="bold"/>
    </style:style>
    <style:style style:name="P79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1329dbc" officeooo:paragraph-rsid="01329dbc" style:font-size-asian="8.75pt" style:font-weight-asian="bold" style:font-size-complex="10pt" style:font-weight-complex="bold"/>
    </style:style>
    <style:style style:name="P80" style:family="paragraph" style:parent-style-name="Standard">
      <style:paragraph-properties fo:margin-left="2.501cm" fo:margin-right="0cm" fo:text-indent="-2.501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paragraph-rsid="013affba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81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paragraph-rsid="013affba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82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144300b" officeooo:paragraph-rsid="0144300b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left="2.501cm" fo:margin-right="0cm" fo:text-indent="-2.501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officeooo:paragraph-rsid="013affba" style:text-underline-mode="continuous" style:text-overline-mode="continuous" style:text-line-through-mode="continuous" style:font-size-asian="10pt" style:font-size-complex="10pt"/>
    </style:style>
    <style:style style:name="P84" style:family="paragraph" style:parent-style-name="Standard">
      <style:text-properties style:font-name="Courier New" fo:font-size="10pt" style:text-underline-style="solid" style:text-underline-width="auto" style:text-underline-color="font-color" officeooo:paragraph-rsid="013affba" style:text-underline-mode="continuous" style:text-overline-mode="continuous" style:text-line-through-mode="continuous" style:font-size-asian="10pt" style:font-size-complex="10pt"/>
    </style:style>
    <style:style style:name="P85" style:family="paragraph" style:parent-style-name="Standard">
      <style:paragraph-properties fo:margin-left="2.501cm" fo:margin-right="0cm" fo:text-indent="-2.501cm" style:auto-text-indent="false">
        <style:tab-stops/>
      </style:paragraph-properties>
      <style:text-properties style:font-name="Courier New" fo:font-size="10pt" officeooo:paragraph-rsid="013affba" style:font-size-asian="10pt" style:font-size-complex="10pt"/>
    </style:style>
    <style:style style:name="P86" style:family="paragraph" style:parent-style-name="Standard">
      <style:text-properties style:font-name="Courier New" fo:font-size="10pt" officeooo:paragraph-rsid="013affba" style:font-size-asian="10pt" style:font-size-complex="10pt"/>
    </style:style>
    <style:style style:name="P87" style:family="paragraph" style:parent-style-name="Standard">
      <style:text-properties style:font-name="Courier New" fo:font-size="10pt" officeooo:rsid="013ba275" officeooo:paragraph-rsid="013ba275" style:font-size-asian="10pt" style:font-size-complex="10pt"/>
    </style:style>
    <style:style style:name="P88" style:family="paragraph" style:parent-style-name="Standard">
      <style:paragraph-properties fo:break-before="page"/>
      <style:text-properties officeooo:paragraph-rsid="013affba"/>
    </style:style>
    <style:style style:name="P89" style:family="paragraph" style:parent-style-name="Standard">
      <style:text-properties fo:color="#800080" loext:opacity="100%" style:font-name="Courier New" fo:font-size="10pt" officeooo:paragraph-rsid="013affba" style:font-size-asian="10pt" style:font-size-complex="10pt"/>
    </style:style>
    <style:style style:name="P90" style:family="paragraph" style:parent-style-name="Standard">
      <style:paragraph-properties fo:margin-left="2.501cm" fo:margin-right="0cm" fo:text-indent="-2.501cm" style:auto-text-indent="false">
        <style:tab-stops/>
      </style:paragraph-properties>
      <style:text-properties fo:color="#800080" loext:opacity="100%" style:font-name="Courier New" fo:font-size="10pt" style:text-underline-style="none" officeooo:paragraph-rsid="013affba" style:text-underline-mode="continuous" style:text-overline-mode="continuous" style:text-line-through-mode="continuous" style:font-size-asian="10pt" style:font-size-complex="10pt"/>
    </style:style>
    <style:style style:name="P91" style:family="paragraph" style:parent-style-name="Überschrift_20_1">
      <style:paragraph-properties fo:margin-left="0cm" fo:margin-right="0cm" fo:margin-top="0cm" fo:margin-bottom="0cm" style:contextual-spacing="false" fo:text-indent="0cm" style:auto-text-indent="false"/>
      <style:text-properties officeooo:paragraph-rsid="0005cd75"/>
    </style:style>
    <style:style style:name="T1" style:family="text">
      <style:text-properties officeooo:rsid="00156ca6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60727e" style:font-weight-asian="normal" style:font-weight-complex="normal"/>
    </style:style>
    <style:style style:name="T4" style:family="text">
      <style:text-properties style:text-underline-style="none" fo:font-weight="normal" officeooo:rsid="006109bc" style:font-weight-asian="normal" style:font-weight-complex="normal"/>
    </style:style>
    <style:style style:name="T5" style:family="text">
      <style:text-properties style:text-underline-style="none" fo:font-weight="normal" officeooo:rsid="0062395f" style:font-weight-asian="normal" style:font-weight-complex="normal"/>
    </style:style>
    <style:style style:name="T6" style:family="text">
      <style:text-properties style:text-underline-style="none" fo:font-weight="normal" officeooo:rsid="007c082c" style:font-weight-asian="normal" style:font-weight-complex="normal"/>
    </style:style>
    <style:style style:name="T7" style:family="text">
      <style:text-properties style:text-underline-style="none" fo:font-weight="normal" officeooo:rsid="008b6621" style:font-weight-asian="normal" style:font-weight-complex="normal"/>
    </style:style>
    <style:style style:name="T8" style:family="text">
      <style:text-properties style:text-underline-style="none" fo:font-weight="normal" officeooo:rsid="00b4a470" style:font-weight-asian="normal" style:font-weight-complex="normal"/>
    </style:style>
    <style:style style:name="T9" style:family="text">
      <style:text-properties style:text-underline-style="none" fo:font-weight="normal" officeooo:rsid="00b628f9" style:font-weight-asian="normal" style:font-weight-complex="normal"/>
    </style:style>
    <style:style style:name="T10" style:family="text">
      <style:text-properties style:text-underline-style="none" fo:font-weight="normal" officeooo:rsid="00c46e98" style:font-weight-asian="normal" style:font-weight-complex="normal"/>
    </style:style>
    <style:style style:name="T11" style:family="text">
      <style:text-properties style:text-underline-style="none" fo:font-weight="normal" officeooo:rsid="00e34ca0" style:font-weight-asian="normal" style:font-weight-complex="normal"/>
    </style:style>
    <style:style style:name="T12" style:family="text">
      <style:text-properties style:text-underline-style="none" fo:font-weight="normal" officeooo:rsid="011643ee" style:font-weight-asian="normal" style:font-weight-complex="normal"/>
    </style:style>
    <style:style style:name="T13" style:family="text">
      <style:text-properties style:text-underline-style="none" fo:font-weight="normal" officeooo:rsid="01476c57" style:font-weight-asian="normal" style:font-weight-complex="normal"/>
    </style:style>
    <style:style style:name="T14" style:family="text">
      <style:text-properties style:text-underline-style="none" fo:font-weight="normal" officeooo:rsid="00a5248c" style:font-weight-asian="normal" style:font-weight-complex="normal"/>
    </style:style>
    <style:style style:name="T15" style:family="text">
      <style:text-properties style:text-underline-style="none" fo:font-weight="normal" officeooo:rsid="01495721" style:font-weight-asian="normal" style:font-weight-complex="normal"/>
    </style:style>
    <style:style style:name="T16" style:family="text">
      <style:text-properties style:text-underline-style="none" fo:font-weight="normal" officeooo:rsid="014b4814" style:font-weight-asian="normal" style:font-weight-complex="normal"/>
    </style:style>
    <style:style style:name="T17" style:family="text">
      <style:text-properties style:text-underline-style="none" fo:font-weight="normal" officeooo:rsid="014b82b2" style:font-weight-asian="normal" style:font-weight-complex="normal"/>
    </style:style>
    <style:style style:name="T18" style:family="text">
      <style:text-properties style:text-underline-style="none" fo:font-weight="normal" officeooo:rsid="014c964c" style:font-weight-asian="normal" style:font-weight-complex="normal"/>
    </style:style>
    <style:style style:name="T19" style:family="text">
      <style:text-properties style:text-underline-style="none" fo:font-weight="normal" officeooo:rsid="014cb7d5" style:font-weight-asian="normal" style:font-weight-complex="normal"/>
    </style:style>
    <style:style style:name="T20" style:family="text">
      <style:text-properties style:text-underline-style="none" fo:font-weight="normal" officeooo:rsid="014e9ef0" style:font-weight-asian="normal" style:font-weight-complex="normal"/>
    </style:style>
    <style:style style:name="T21" style:family="text">
      <style:text-properties style:text-underline-style="none" fo:font-weight="normal" officeooo:rsid="015071d4" style:font-weight-asian="normal" style:font-weight-complex="normal"/>
    </style:style>
    <style:style style:name="T22" style:family="text">
      <style:text-properties style:text-underline-style="none" fo:font-weight="normal" officeooo:rsid="0151de63" style:font-weight-asian="normal" style:font-weight-complex="normal"/>
    </style:style>
    <style:style style:name="T23" style:family="text">
      <style:text-properties style:font-name="Courier new"/>
    </style:style>
    <style:style style:name="T24" style:family="text">
      <style:text-properties style:font-name="Courier new" style:text-underline-style="solid" style:text-underline-width="auto" style:text-underline-color="#000000" style:text-underline-mode="continuous" style:text-overline-mode="continuous" style:text-line-through-mode="continuous"/>
    </style:style>
    <style:style style:name="T25" style:family="text">
      <style:text-properties style:font-name="Courier new" fo:letter-spacing="-0.009cm"/>
    </style:style>
    <style:style style:name="T26" style:family="text">
      <style:text-properties style:font-name="Courier new" fo:letter-spacing="-0.009cm" officeooo:rsid="001308e1"/>
    </style:style>
    <style:style style:name="T27" style:family="text">
      <style:text-properties style:font-name="Courier new" style:text-underline-style="none" fo:font-weight="normal" officeooo:rsid="00a5248c" style:font-weight-asian="normal" style:font-weight-complex="normal"/>
    </style:style>
    <style:style style:name="T28" style:family="text">
      <style:text-properties style:font-name="Courier new" style:text-underline-style="none" fo:font-weight="normal" officeooo:rsid="01476c57" style:font-weight-asian="normal" style:font-weight-complex="normal"/>
    </style:style>
    <style:style style:name="T29" style:family="text">
      <style:text-properties style:font-name="Courier new" style:text-underline-style="none" fo:font-weight="normal" officeooo:rsid="01495721" style:font-weight-asian="normal" style:font-weight-complex="normal"/>
    </style:style>
    <style:style style:name="T30" style:family="text">
      <style:text-properties style:font-name="Courier new" style:text-underline-style="none" fo:font-weight="normal" officeooo:rsid="01525942" style:font-weight-asian="normal" style:font-weight-complex="normal"/>
    </style:style>
    <style:style style:name="T31" style:family="text">
      <style:text-properties officeooo:rsid="010cacd9"/>
    </style:style>
    <style:style style:name="T32" style:family="text">
      <style:text-properties officeooo:rsid="011643ee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Courier New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T35" style:family="text">
      <style:text-properties style:font-name="Courier New" fo:font-size="10pt" style:font-size-asian="10pt" style:font-size-complex="10pt"/>
    </style:style>
    <style:style style:name="T36" style:family="text">
      <style:text-properties officeooo:rsid="013ba2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Program<text:span text:style-name="T2"> </text:span><text:span text:style-name="T13">(cp_ls)</text:span></text:p>
      <text:p text:style-name="P11"/>
      <text:p text:style-name="P11">#include &lt;stdio.h&gt;</text:p>
      <text:p text:style-name="P11">#include &lt;dirent.h&gt;</text:p>
      <text:p text:style-name="P11"/>
      <text:p text:style-name="P11">void main(int argc, char *arg[])</text:p>
      <text:p text:style-name="P11">{</text:p>
      <text:p text:style-name="P11"><text:s text:c="4"/>if (argc == 1)</text:p>
      <text:p text:style-name="P11"><text:s text:c="4"/>{</text:p>
      <text:p text:style-name="P11"><text:s text:c="8"/>DIR *p;</text:p>
      <text:p text:style-name="P11"><text:s text:c="8"/>struct dirent *d;</text:p>
      <text:p text:style-name="P11"><text:s text:c="8"/>p = opendir("./");</text:p>
      <text:p text:style-name="P11"><text:s text:c="8"/>if (p == NULL)</text:p>
      <text:p text:style-name="P11"><text:s text:c="8"/>{</text:p>
      <text:p text:style-name="P11"><text:s text:c="12"/>printf("No files found");</text:p>
      <text:p text:style-name="P11"><text:s text:c="8"/>}</text:p>
      <text:p text:style-name="P11"><text:s text:c="8"/>else</text:p>
      <text:p text:style-name="P11"><text:s text:c="8"/>{</text:p>
      <text:p text:style-name="P11"><text:s text:c="12"/>while (d = readdir(p))</text:p>
      <text:p text:style-name="P11"><text:s text:c="12"/>{</text:p>
      <text:p text:style-name="P11"><text:s text:c="16"/>printf("%s\n", d-&gt;d_name);</text:p>
      <text:p text:style-name="P11"><text:s text:c="12"/>}</text:p>
      <text:p text:style-name="P11"><text:s text:c="8"/>}</text:p>
      <text:p text:style-name="P11"><text:s text:c="4"/>}</text:p>
      <text:p text:style-name="P11"><text:s text:c="4"/>else</text:p>
      <text:p text:style-name="P11"><text:s text:c="4"/>{</text:p>
      <text:p text:style-name="P11"><text:s text:c="8"/>FILE *f1, *f2;</text:p>
      <text:p text:style-name="P11"><text:s text:c="8"/>char ch;</text:p>
      <text:p text:style-name="P11"><text:s text:c="8"/>f1 = fopen(arg[1], "r");</text:p>
      <text:p text:style-name="P11"><text:s text:c="8"/>f2 = fopen(arg[2], "w");</text:p>
      <text:p text:style-name="P11"/>
      <text:p text:style-name="P11"><text:s text:c="8"/>while ((ch = fgetc(f1)) != EOF)</text:p>
      <text:p text:style-name="P11"><text:s text:c="8"/>{</text:p>
      <text:p text:style-name="P11"><text:s text:c="12"/>fputc(ch, f2);</text:p>
      <text:p text:style-name="P11"><text:s text:c="8"/>}</text:p>
      <text:p text:style-name="P11"/>
      <text:p text:style-name="P11"><text:s text:c="8"/>printf("Contents copied successfully!\n");</text:p>
      <text:p text:style-name="P11"><text:s text:c="8"/>fclose(f1);</text:p>
      <text:p text:style-name="P11"><text:s text:c="8"/>fclose(f2);</text:p>
      <text:p text:style-name="P11"><text:s text:c="4"/>}</text:p>
      <text:p text:style-name="P11">}</text:p>
      <text:p text:style-name="P11"/>
      <text:p text:style-name="P43">Output<text:span text:style-name="T2"> (cp_</text:span><text:span text:style-name="T12">ls</text:span><text:span text:style-name="T2">)</text:span></text:p>
      <text:p text:style-name="P24"/>
      <text:p text:style-name="P25">./cp_<text:span text:style-name="T32">ls</text:span> sample.txt new.txt</text:p>
      <text:p text:style-name="P25">Contents copied successfully!</text:p>
      <text:p text:style-name="P25"/>
      <text:p text:style-name="P12">./<text:span text:style-name="T32">cp_</text:span>ls <text:s text:c="18"/></text:p>
      <text:p text:style-name="P12">ls</text:p>
      <text:p text:style-name="P12">ls.c</text:p>
      <text:p text:style-name="P12">cp_ls.c</text:p>
      <text:p text:style-name="P12">prime.sh</text:p>
      <text:p text:style-name="P12">cp.c</text:p>
      <text:p text:style-name="P12">cp</text:p>
      <text:p text:style-name="P12">fork</text:p>
      <text:p text:style-name="P12">grep.c</text:p>
      <text:p text:style-name="P12">fibanocci.sh</text:p>
      <text:p text:style-name="P12">fork.c</text:p>
      <text:p text:style-name="P12">grep</text:p>
      <text:p text:style-name="P68">Program<text:span text:style-name="T14"> </text:span><text:span text:style-name="T13">(</text:span><text:span text:style-name="T15">grep</text:span><text:span text:style-name="T13">)</text:span></text:p>
      <text:p text:style-name="P26"/>
      <text:p text:style-name="P26">#include &lt;stdio.h&gt;</text:p>
      <text:p text:style-name="P26">#include &lt;string.h&gt;</text:p>
      <text:p text:style-name="P26">#include &lt;dirent.h&gt;</text:p>
      <text:p text:style-name="P26">void main(int argc,char *args[])</text:p>
      <text:p text:style-name="P26">{</text:p>
      <text:p text:style-name="P26"><text:s text:c="4"/>char temp[200];</text:p>
      <text:p text:style-name="P26"><text:s text:c="4"/>FILE * fp;</text:p>
      <text:p text:style-name="P26"><text:s text:c="4"/>fp = fopen(args[2],"r");</text:p>
      <text:p text:style-name="P26"><text:s text:c="4"/>while(!feof(fp))</text:p>
      <text:p text:style-name="P26"><text:s text:c="4"/>{</text:p>
      <text:p text:style-name="P26"><text:s text:c="8"/>fgets(temp,sizeof(fp),fp);</text:p>
      <text:p text:style-name="P26"><text:s text:c="8"/>if(strstr(temp,args[1]))</text:p>
      <text:p text:style-name="P26"><text:s text:c="8"/>{</text:p>
      <text:p text:style-name="P26"><text:s text:c="12"/>printf("%s",temp);</text:p>
      <text:p text:style-name="P26"><text:s text:c="8"/>}</text:p>
      <text:p text:style-name="P26"><text:s text:c="4"/>}</text:p>
      <text:p text:style-name="P26"><text:s text:c="4"/>printf("\n");</text:p>
      <text:p text:style-name="P26"><text:s text:c="4"/>fclose(fp);</text:p>
      <text:p text:style-name="P26">}</text:p>
      <text:p text:style-name="P26"/>
      <text:p text:style-name="P44">Output<text:span text:style-name="T2"> </text:span><text:span text:style-name="T7">(GREP)</text:span></text:p>
      <text:p text:style-name="P27"/>
      <text:p text:style-name="P27">./grep "a" "sample.txt"</text:p>
      <text:p text:style-name="P28">area</text:p>
      <text:p text:style-name="P45"><text:span text:style-name="T7">a</text:span><text:span text:style-name="T2">bsolute</text:span></text:p>
      <text:p text:style-name="P27"/>
      <text:p text:style-name="P44"/>
      <text:p text:style-name="P13"/>
      <text:p text:style-name="P69">Program<text:span text:style-name="T14"> </text:span><text:span text:style-name="T13">(</text:span><text:span text:style-name="T15">fibonacci</text:span><text:span text:style-name="T13">)</text:span></text:p>
      <text:p text:style-name="P46"/>
      <text:p text:style-name="P2">echo "enter number"</text:p>
      <text:p text:style-name="P2">read n </text:p>
      <text:p text:style-name="P2">a=0</text:p>
      <text:p text:style-name="P2">b=1</text:p>
      <text:p text:style-name="P2">c=0</text:p>
      <text:p text:style-name="P2">i=1</text:p>
      <text:p text:style-name="P2">while [ $i -le $n ]</text:p>
      <text:p text:style-name="P2">do</text:p>
      <text:p text:style-name="P2"><text:s text:c="4"/>echo $a</text:p>
      <text:p text:style-name="P2"><text:s text:c="4"/>c=$(($a+$b))</text:p>
      <text:p text:style-name="P2"><text:s text:c="4"/>a=$b</text:p>
      <text:p text:style-name="P2"><text:s text:c="4"/>b=$c</text:p>
      <text:p text:style-name="P2"><text:s text:c="4"/>i=$(($i+1))</text:p>
      <text:p text:style-name="P2">done</text:p>
      <text:h text:style-name="P91" text:outline-level="1" text:is-list-header="true"><text:span text:style-name="Absatz-Standardschriftart"><text:span text:style-name="T24"/></text:span></text:h>
      <text:h text:style-name="P91" text:outline-level="1"><text:span text:style-name="Absatz-Standardschriftart"><text:span text:style-name="T24">Output</text:span></text:span></text:h>
      <text:p text:style-name="P66"/>
      <text:p text:style-name="P1"><text:span text:style-name="T23">Enter</text:span><text:span text:style-name="Absatz-Standardschriftart"><text:span text:style-name="T25"> </text:span></text:span><text:span text:style-name="T23">the</text:span><text:span text:style-name="Absatz-Standardschriftart"><text:span text:style-name="T25"> </text:span></text:span><text:span text:style-name="Absatz-Standardschriftart"><text:span text:style-name="T26">number</text:span></text:span></text:p>
      <text:p text:style-name="P3">10</text:p>
      <text:p text:style-name="P4">0</text:p>
      <text:p text:style-name="P5">1</text:p>
      <text:p text:style-name="P5">1</text:p>
      <text:p text:style-name="P4">2</text:p>
      <text:p text:style-name="P4">3</text:p>
      <text:p text:style-name="P6">5</text:p>
      <text:p text:style-name="P5">8</text:p>
      <text:p text:style-name="P4">13</text:p>
      <text:p text:style-name="P4">21</text:p>
      <text:p text:style-name="P7">34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7"/>
      <text:p text:style-name="P70"><text:soft-page-break/>Program<text:span text:style-name="T14"> </text:span><text:span text:style-name="T13">(</text:span><text:span text:style-name="T16">prime</text:span><text:span text:style-name="T13">)</text:span></text:p>
      <text:p text:style-name="P47"/>
      <text:p text:style-name="P8">echo "Enter the number"</text:p>
      <text:p text:style-name="P8">read n </text:p>
      <text:p text:style-name="P8">i=2</text:p>
      <text:p text:style-name="P8">while [ $i -le <text:s/>$(($n/2)) ]</text:p>
      <text:p text:style-name="P8">do</text:p>
      <text:p text:style-name="P8"><text:s text:c="4"/>if test `expr $n % $i` -eq 0</text:p>
      <text:p text:style-name="P8"><text:s text:c="4"/>then </text:p>
      <text:p text:style-name="P8"><text:s text:c="8"/>echo "$n is <text:span text:style-name="T1">not a</text:span> prime number"</text:p>
      <text:p text:style-name="P8"><text:s text:c="8"/>exit</text:p>
      <text:p text:style-name="P8"><text:s text:c="4"/>fi</text:p>
      <text:p text:style-name="P8"><text:s text:c="4"/>i=$(($i+1))</text:p>
      <text:p text:style-name="P8">done</text:p>
      <text:p text:style-name="P8">echo "$n is a Prime number"</text:p>
      <text:p text:style-name="P8"/>
      <text:p text:style-name="P48">Output</text:p>
      <text:p text:style-name="P14"/>
      <text:p text:style-name="P14">Enter the number</text:p>
      <text:p text:style-name="P14">10</text:p>
      <text:p text:style-name="P14">10 is not a prime number</text:p>
      <text:p text:style-name="P14"/>
      <text:p text:style-name="P14">Enter the number</text:p>
      <text:p text:style-name="P14">7</text:p>
      <text:p text:style-name="P14"><text:span text:style-name="T31">7</text:span> is a prime number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0"/>
      <text:p text:style-name="P50"/>
      <text:p text:style-name="P50"><text:soft-page-break/></text:p>
      <text:p text:style-name="P71">Program<text:span text:style-name="T14"> </text:span><text:span text:style-name="T13">(</text:span><text:span text:style-name="T17">fork</text:span><text:span text:style-name="T13">)</text:span></text:p>
      <text:p text:style-name="P8"/>
      <text:p text:style-name="P8">#include &lt;stdio.h&gt;</text:p>
      <text:p text:style-name="P8">#include &lt;stdlib.h&gt;</text:p>
      <text:p text:style-name="P8">#include &lt;unistd.h&gt;</text:p>
      <text:p text:style-name="P8">#include &lt;sys/wait.h&gt;</text:p>
      <text:p text:style-name="P8">int main()</text:p>
      <text:p text:style-name="P8">{</text:p>
      <text:p text:style-name="P8"><text:s text:c="4"/>int pid;</text:p>
      <text:p text:style-name="P8"><text:s text:c="4"/>pid = fork();</text:p>
      <text:p text:style-name="P8"><text:s text:c="4"/>if(pid&lt;0)</text:p>
      <text:p text:style-name="P8"><text:s text:c="4"/>{</text:p>
      <text:p text:style-name="P8"><text:s text:c="8"/>printf("fork failed");</text:p>
      <text:p text:style-name="P8"><text:s text:c="4"/>}</text:p>
      <text:p text:style-name="P8"><text:s text:c="4"/>else if(pid==0)</text:p>
      <text:p text:style-name="P8"><text:s text:c="4"/>{</text:p>
      <text:p text:style-name="P8"><text:s text:c="8"/>printf("inside child process ! \n");</text:p>
      <text:p text:style-name="P8"><text:s text:c="8"/>printf("Successfully forked process\n"); </text:p>
      <text:p text:style-name="P8"><text:s text:c="8"/>printf("PID: %d",getpid());</text:p>
      <text:p text:style-name="P8"><text:s text:c="8"/>exit(0);</text:p>
      <text:p text:style-name="P8"><text:s text:c="4"/>}</text:p>
      <text:p text:style-name="P8"><text:s text:c="4"/>else</text:p>
      <text:p text:style-name="P8"><text:s text:c="4"/>{</text:p>
      <text:p text:style-name="P8"><text:s text:c="8"/>printf("Process id is - %d\n",getpid());</text:p>
      <text:p text:style-name="P8"><text:s text:c="8"/>exit(0);</text:p>
      <text:p text:style-name="P8"><text:s text:c="4"/>}</text:p>
      <text:p text:style-name="P8">}</text:p>
      <text:p text:style-name="P8"/>
      <text:p text:style-name="P51">Output</text:p>
      <text:p text:style-name="P51"/>
      <text:p text:style-name="P8">Process id is - 14618</text:p>
      <text:p text:style-name="P8">inside child process ! </text:p>
      <text:p text:style-name="P8">Successfully forked process</text:p>
      <text:p text:style-name="P8">PID: 14619 <text:s text:c="5"/></text:p>
      <text:p text:style-name="P72">Program<text:span text:style-name="T14"> </text:span><text:span text:style-name="T13">(</text:span><text:span text:style-name="T18">FCFS</text:span><text:span text:style-name="T13">)</text:span></text:p>
      <text:p text:style-name="P9"/>
      <text:p text:style-name="P9">#include &lt;stdio.h&gt; //</text:p>
      <text:p text:style-name="P9">int main()</text:p>
      <text:p text:style-name="P9">{</text:p>
      <text:p text:style-name="P9"><text:s text:c="4"/>int n, i;</text:p>
      <text:p text:style-name="P9"><text:s text:c="4"/>printf("Enter the number of processes: ");</text:p>
      <text:p text:style-name="P9"><text:s text:c="4"/>scanf("%d", &amp;n);</text:p>
      <text:p text:style-name="P9"><text:s text:c="4"/>int bt[n], at[n], wt[n], tat[n], ct[n];</text:p>
      <text:p text:style-name="P9"><text:s text:c="4"/>printf("Enter the arrival times of n processes: ");</text:p>
      <text:p text:style-name="P9"><text:s text:c="4"/>for (i = 0; i &lt; n; i++)</text:p>
      <text:p text:style-name="P9"><text:s text:c="4"/>{</text:p>
      <text:p text:style-name="P9"><text:s text:c="8"/>scanf("%d", at + i);</text:p>
      <text:p text:style-name="P9"><text:s text:c="4"/>}</text:p>
      <text:p text:style-name="P9"><text:s text:c="4"/>printf("Enter the burst times of n processes: ");</text:p>
      <text:p text:style-name="P9"><text:s text:c="4"/>int sum = 0;</text:p>
      <text:p text:style-name="P9"><text:s text:c="4"/>for (i = 0; i &lt; n; i++)</text:p>
      <text:p text:style-name="P9"><text:s text:c="4"/>{</text:p>
      <text:p text:style-name="P9"><text:s text:c="8"/>scanf("%d", bt + i);</text:p>
      <text:p text:style-name="P9"><text:s text:c="8"/>sum += bt[i];</text:p>
      <text:p text:style-name="P9"><text:s text:c="8"/>ct[i] = sum;</text:p>
      <text:p text:style-name="P9"><text:s text:c="4"/>}</text:p>
      <text:p text:style-name="P9"><text:s text:c="4"/>int totalTAT = 0, totalWT = 0;</text:p>
      <text:p text:style-name="P9"><text:s text:c="4"/>for (i = 0; i &lt; n; i++)</text:p>
      <text:p text:style-name="P9"><text:s text:c="4"/>{</text:p>
      <text:p text:style-name="P9"><text:s text:c="8"/>tat[i] = ct[i] - at[i];</text:p>
      <text:p text:style-name="P9"><text:s text:c="8"/>totalTAT += tat[i];</text:p>
      <text:p text:style-name="P9"><text:s text:c="4"/>}</text:p>
      <text:p text:style-name="P9"><text:s text:c="4"/>float avgTAT = (float)totalTAT / n;</text:p>
      <text:p text:style-name="P9"><text:s text:c="4"/>for (i = 0; i &lt; n; i++)</text:p>
      <text:p text:style-name="P9"><text:s text:c="4"/>{</text:p>
      <text:p text:style-name="P9"><text:s text:c="8"/>wt[i] = tat[i] - bt[i];</text:p>
      <text:p text:style-name="P9"><text:s text:c="8"/>totalWT += wt[i];</text:p>
      <text:p text:style-name="P9"><text:s text:c="4"/>}</text:p>
      <text:p text:style-name="P9"><text:s text:c="4"/>float avgWT = (float)totalWT / n;</text:p>
      <text:p text:style-name="P9"><text:s text:c="4"/>printf("\nPNo\tAT\tBT\tCT\tTAT\tWT\n");</text:p>
      <text:p text:style-name="P9"><text:s text:c="4"/>for (i = 0; i &lt; n; i++)</text:p>
      <text:p text:style-name="P9"><text:s text:c="4"/>{</text:p>
      <text:p text:style-name="P9"><text:s text:c="8"/>printf("P%d\t%d\t%d\t%d\t%d\t%d\n", i + 1, at[i], bt[i], ct[i], tat[i], wt[i]);</text:p>
      <text:p text:style-name="P9"><text:s text:c="4"/>}</text:p>
      <text:p text:style-name="P9"><text:s text:c="4"/>printf("\n");</text:p>
      <text:p text:style-name="P9"><text:s text:c="4"/>printf("Average Waiting time = %f\n", avgWT);</text:p>
      <text:p text:style-name="P9"><text:s text:c="4"/>printf("Average Turn Around time = %f\n", avgTAT);</text:p>
      <text:p text:style-name="P9">}</text:p>
      <text:p text:style-name="P9"/>
      <text:p text:style-name="P52">Output<text:span text:style-name="T2"> </text:span><text:span text:style-name="T5">(FCFS)</text:span></text:p>
      <text:p text:style-name="P9"/>
      <text:p text:style-name="P9">Enter the number of processes: 6</text:p>
      <text:p text:style-name="P9">Enter the arrival times of n processes: 0 1 2 3 4 5</text:p>
      <text:p text:style-name="P9">Enter the burst times of n processes: 8 4 2 1 3 2</text:p>
      <text:p text:style-name="P9"/>
      <text:p text:style-name="P9">PNo <text:s text:c="4"/>AT <text:s text:c="4"/>BT <text:s text:c="4"/>CT <text:s text:c="5"/>TAT <text:s text:c="4"/>WT</text:p>
      <text:p text:style-name="P9">P1 <text:s text:c="5"/>0 <text:s text:c="5"/>8 <text:s text:c="5"/>8 <text:s text:c="6"/>8 <text:s text:c="6"/>0</text:p>
      <text:p text:style-name="P9">P2 <text:s text:c="5"/>1 <text:s text:c="5"/>4 <text:s text:c="5"/>12 <text:s text:c="5"/>11 <text:s text:c="5"/>7</text:p>
      <text:p text:style-name="P9">P3 <text:s text:c="5"/>2 <text:s text:c="5"/>2 <text:s text:c="5"/>14 <text:s text:c="5"/>12 <text:s text:c="5"/>10</text:p>
      <text:p text:style-name="P9">P4 <text:s text:c="5"/>3 <text:s text:c="5"/>1 <text:s text:c="5"/>15 <text:s text:c="5"/>12 <text:s text:c="5"/>11</text:p>
      <text:p text:style-name="P9">P5 <text:s text:c="5"/>4 <text:s text:c="5"/>3 <text:s text:c="5"/>18 <text:s text:c="5"/>14 <text:s text:c="5"/>11</text:p>
      <text:p text:style-name="P9">P6 <text:s text:c="5"/>5 <text:s text:c="5"/>2 <text:s text:c="5"/>20 <text:s text:c="5"/>15 <text:s text:c="5"/>13</text:p>
      <text:p text:style-name="P9"><text:tab/></text:p>
      <text:p text:style-name="P9">Average Waiting time = 8.666667</text:p>
      <text:p text:style-name="P9">Average Turn Around time = 12.000000</text:p>
      <text:p text:style-name="P73">Program<text:span text:style-name="T14"> </text:span><text:span text:style-name="T13">(</text:span><text:span text:style-name="T19">SJF</text:span><text:span text:style-name="T13">)</text:span></text:p>
      <text:p text:style-name="P53"/>
      <text:p text:style-name="P15">#include &lt;stdio.h&gt;</text:p>
      <text:p text:style-name="P15">typedef struct</text:p>
      <text:p text:style-name="P15">{</text:p>
      <text:p text:style-name="P15"><text:s text:c="4"/>int id,bt,wt,tat,ct,at;</text:p>
      <text:p text:style-name="P15">}pcb;</text:p>
      <text:p text:style-name="P15">void sortWithBurstTime(pcb pr[],int n)</text:p>
      <text:p text:style-name="P15">{</text:p>
      <text:p text:style-name="P15"><text:s text:c="4"/>int i,j;</text:p>
      <text:p text:style-name="P15"><text:s text:c="4"/>pcb temp;</text:p>
      <text:p text:style-name="P15"><text:s text:c="4"/>for(i=0;i&lt;n-1;i++)</text:p>
      <text:p text:style-name="P15"><text:s text:c="4"/>{</text:p>
      <text:p text:style-name="P15"><text:s text:c="8"/>for(j=0;j&lt;n-i-1;j++)</text:p>
      <text:p text:style-name="P15"><text:s text:c="8"/>{</text:p>
      <text:p text:style-name="P15"><text:s text:c="12"/>if(pr[j].bt &gt;pr[j+1].bt)</text:p>
      <text:p text:style-name="P15"><text:s text:c="12"/>{</text:p>
      <text:p text:style-name="P15"><text:s text:c="16"/>temp=pr[j];</text:p>
      <text:p text:style-name="P15"><text:s text:c="16"/>pr[j]= pr[j+1];</text:p>
      <text:p text:style-name="P15"><text:s text:c="16"/>pr[j+1]=temp;</text:p>
      <text:p text:style-name="P15"><text:s text:c="12"/>}</text:p>
      <text:p text:style-name="P15"><text:s text:c="8"/>}</text:p>
      <text:p text:style-name="P15"><text:s text:c="4"/>}</text:p>
      <text:p text:style-name="P15">}</text:p>
      <text:p text:style-name="P15">int main()</text:p>
      <text:p text:style-name="P15">{</text:p>
      <text:p text:style-name="P15"><text:s text:c="4"/>int n,i;</text:p>
      <text:p text:style-name="P15"><text:s text:c="4"/>printf("Enter the number of processes: ");</text:p>
      <text:p text:style-name="P15"><text:s text:c="4"/>scanf("%d",&amp;n);</text:p>
      <text:p text:style-name="P15"><text:s text:c="4"/>pcb pr[n];</text:p>
      <text:p text:style-name="P15"><text:s text:c="4"/>int bt[n],at[n],wt[n],tat[n],ct[n];</text:p>
      <text:p text:style-name="P15"><text:s text:c="4"/>printf("Enter id the burst times of n processes: \n");</text:p>
      <text:p text:style-name="P15"><text:s text:c="4"/>int sum=0;</text:p>
      <text:p text:style-name="P15"><text:s text:c="4"/>for(i=0;i&lt;n;i++)</text:p>
      <text:p text:style-name="P15"><text:s text:c="4"/>{</text:p>
      <text:p text:style-name="P15"><text:s text:c="8"/>scanf("%d",&amp;pr[i].id);</text:p>
      <text:p text:style-name="P15"><text:s text:c="8"/>scanf("%d",&amp;pr[i].bt);</text:p>
      <text:p text:style-name="P15"><text:s text:c="8"/>pr[i].at=0;</text:p>
      <text:p text:style-name="P15"><text:s text:c="4"/>}</text:p>
      <text:p text:style-name="P15"><text:s text:c="4"/>sortWithBurstTime(pr,n);</text:p>
      <text:p text:style-name="P15"><text:s text:c="4"/>for(i=0;i&lt;n;i++)</text:p>
      <text:p text:style-name="P15"><text:s text:c="4"/>{</text:p>
      <text:p text:style-name="P15"><text:s text:c="8"/>sum+=pr[i].bt; </text:p>
      <text:p text:style-name="P15"><text:s text:c="8"/>pr[i].ct=sum;</text:p>
      <text:p text:style-name="P15"><text:s text:c="4"/>}</text:p>
      <text:p text:style-name="P15"><text:s text:c="4"/>int totalTAT=0,totalWT=0;</text:p>
      <text:p text:style-name="P15"><text:s text:c="4"/>for(i=0;i&lt;n;i++)</text:p>
      <text:p text:style-name="P15"><text:s text:c="4"/>{</text:p>
      <text:p text:style-name="P15"><text:s text:c="8"/>pr[i].tat = pr[i].ct-0;</text:p>
      <text:p text:style-name="P15"><text:s text:c="8"/>totalTAT+=pr[i].tat;</text:p>
      <text:p text:style-name="P15"><text:s text:c="4"/>}</text:p>
      <text:p text:style-name="P15"><text:s text:c="4"/>float avgTAT = (float)totalTAT/n;</text:p>
      <text:p text:style-name="P15"><text:s text:c="4"/>for(i=0;i&lt;n;i++)</text:p>
      <text:p text:style-name="P15"><text:s text:c="4"/>{</text:p>
      <text:p text:style-name="P15"><text:s text:c="8"/>pr[i].wt = pr[i].tat-pr[i].bt;</text:p>
      <text:p text:style-name="P15"><text:s text:c="8"/>totalWT+=pr[i].wt;</text:p>
      <text:p text:style-name="P15"><text:s text:c="4"/>}</text:p>
      <text:p text:style-name="P15"><text:s text:c="4"/>float avgWT = (float)totalWT/n;</text:p>
      <text:p text:style-name="P15"><text:s text:c="4"/>printf("\nPNo\tAT\tBT\tCT\tTAT\tWT\n");</text:p>
      <text:p text:style-name="P15"><text:s text:c="4"/>for(i=0;i&lt;n;i++)</text:p>
      <text:p text:style-name="P15"><text:s text:c="4"/>{</text:p>
      <text:p text:style-name="P15"><text:s text:c="8"/>printf("P%d\t%d\t%d\t%d\t%d\t%d\n",pr[i].id,pr[i].at,pr[i].bt,pr[i].ct,pr[i].tat,pr[i].wt);</text:p>
      <text:p text:style-name="P15"><text:s text:c="4"/>}</text:p>
      <text:p text:style-name="P15"><text:soft-page-break/><text:s text:c="4"/>printf("\n");</text:p>
      <text:p text:style-name="P15"><text:s text:c="4"/>printf("Average Waiting time = %f\n",avgWT);</text:p>
      <text:p text:style-name="P15"><text:s text:c="4"/>printf("Average Turn Around time = %f\n",avgTAT);</text:p>
      <text:p text:style-name="P15">}</text:p>
      <text:p text:style-name="P15"/>
      <text:p text:style-name="P54">Output<text:span text:style-name="T2"> </text:span><text:span text:style-name="T4">(SJF)</text:span></text:p>
      <text:p text:style-name="P54"/>
      <text:p text:style-name="P16">Enter the number of processes: 5 </text:p>
      <text:p text:style-name="P16">Enter id the burst times of n processes: </text:p>
      <text:p text:style-name="P16">1 4</text:p>
      <text:p text:style-name="P16">2 3</text:p>
      <text:p text:style-name="P16">3 7</text:p>
      <text:p text:style-name="P16">4 1</text:p>
      <text:p text:style-name="P16">5 2</text:p>
      <text:p text:style-name="P16"/>
      <text:p text:style-name="P16">PNo <text:s text:c="3"/><text:tab/>AT <text:s text:c="4"/>BT <text:s text:c="4"/>CT <text:s text:c="5"/>TAT <text:s text:c="6"/>WT</text:p>
      <text:p text:style-name="P16">P4 <text:s text:c="5"/><text:tab/>0 <text:s text:c="5"/>1 <text:s text:c="5"/>1 <text:s text:c="6"/>1 <text:s text:c="8"/>0</text:p>
      <text:p text:style-name="P16">P5 <text:s text:c="5"/><text:tab/>0 <text:s text:c="5"/>2 <text:s text:c="5"/>3 <text:s text:c="6"/>3 <text:s text:c="8"/>1 <text:s/></text:p>
      <text:p text:style-name="P16">P2 <text:s text:c="5"/><text:tab/>0 <text:s text:c="5"/>3 <text:s text:c="5"/>6 <text:s text:c="6"/>6 <text:s text:c="8"/>3</text:p>
      <text:p text:style-name="P16">P1 <text:s text:c="5"/><text:tab/>0 <text:s text:c="5"/>4 <text:s text:c="5"/>10 <text:s text:c="5"/>10 <text:s text:c="7"/>6</text:p>
      <text:p text:style-name="P16">P3 <text:s text:c="5"/><text:tab/>0 <text:s text:c="5"/>7 <text:s text:c="5"/>17 <text:s text:c="5"/>17 <text:s text:c="7"/>10</text:p>
      <text:p text:style-name="P16"/>
      <text:p text:style-name="P16">Average Waiting time = 4.000000</text:p>
      <text:p text:style-name="P16">Average Turn Around time = 7.400000</text:p>
      <text:p text:style-name="P17"/>
      <text:p text:style-name="P17"/>
      <text:p text:style-name="P74">Program<text:span text:style-name="T14"> </text:span><text:span text:style-name="T13">(</text:span><text:span text:style-name="T20">SRTF</text:span><text:span text:style-name="T13">)</text:span></text:p>
      <text:p text:style-name="P55"/>
      <text:p text:style-name="P18"><text:s/>#include &lt;stdio.h&gt;</text:p>
      <text:p text:style-name="P18">typedef struct</text:p>
      <text:p text:style-name="P18">{</text:p>
      <text:p text:style-name="P18"><text:s text:c="4"/>int id, at, bt, ct, tat, wt, rt;</text:p>
      <text:p text:style-name="P18">} process;</text:p>
      <text:p text:style-name="P18">int main()</text:p>
      <text:p text:style-name="P18">{</text:p>
      <text:p text:style-name="P18"><text:s text:c="4"/>int i, n, currentTime = 0;</text:p>
      <text:p text:style-name="P18"><text:s text:c="4"/>float avgTAT, avgWT;</text:p>
      <text:p text:style-name="P18"><text:s text:c="4"/>printf("Enter the no of processes: ");</text:p>
      <text:p text:style-name="P18"><text:s text:c="4"/>scanf("%d", &amp;n);</text:p>
      <text:p text:style-name="P18"><text:s text:c="4"/>process a[n];</text:p>
      <text:p text:style-name="P18"><text:s text:c="4"/>printf("Enter id, arrival time and burst time of the processes: \n");</text:p>
      <text:p text:style-name="P18"><text:s text:c="4"/>for (i = 0; i &lt; n; i++)</text:p>
      <text:p text:style-name="P18"><text:s text:c="4"/>{</text:p>
      <text:p text:style-name="P18"><text:s text:c="8"/>scanf("%d", &amp;a[i].id);</text:p>
      <text:p text:style-name="P18"><text:s text:c="8"/>scanf("%d", &amp;a[i].at);</text:p>
      <text:p text:style-name="P18"><text:s text:c="8"/>scanf("%d", &amp;a[i].bt);</text:p>
      <text:p text:style-name="P18"><text:s text:c="8"/>a[i].rt = a[i].bt;</text:p>
      <text:p text:style-name="P18"><text:s text:c="4"/>}</text:p>
      <text:p text:style-name="P18"><text:s text:c="4"/>int completed = 0;</text:p>
      <text:p text:style-name="P18"><text:s text:c="4"/>int totalWT = 0;</text:p>
      <text:p text:style-name="P18"><text:s text:c="4"/>int totalTAT = 0;</text:p>
      <text:p text:style-name="P18"><text:s text:c="4"/>while (completed &lt; n)</text:p>
      <text:p text:style-name="P18"><text:s text:c="4"/>{</text:p>
      <text:p text:style-name="P18"><text:s text:c="8"/>int shortestJob = -1;</text:p>
      <text:p text:style-name="P18"><text:s text:c="8"/>int shortestTime = 99999;</text:p>
      <text:p text:style-name="P18"><text:s text:c="8"/>for (i = 0; i &lt; n; i++)</text:p>
      <text:p text:style-name="P18"><text:s text:c="8"/>{</text:p>
      <text:p text:style-name="P18"><text:s text:c="12"/>if (a[i].at &lt;= currentTime &amp;&amp; a[i].rt &lt; shortestTime &amp;&amp; a[i].rt &gt; 0)</text:p>
      <text:p text:style-name="P18"><text:s text:c="12"/>{</text:p>
      <text:p text:style-name="P18"><text:s text:c="16"/>shortestJob = i;</text:p>
      <text:p text:style-name="P18"><text:s text:c="16"/>shortestTime = a[i].rt;</text:p>
      <text:p text:style-name="P18"><text:s text:c="12"/>}</text:p>
      <text:p text:style-name="P18"><text:s text:c="8"/>}</text:p>
      <text:p text:style-name="P18"/>
      <text:p text:style-name="P18"><text:s text:c="8"/>if (shortestJob == -1)</text:p>
      <text:p text:style-name="P18"><text:s text:c="8"/>{</text:p>
      <text:p text:style-name="P18"><text:s text:c="12"/>currentTime++;</text:p>
      <text:p text:style-name="P18"><text:s text:c="8"/>}</text:p>
      <text:p text:style-name="P18"><text:s text:c="8"/>else</text:p>
      <text:p text:style-name="P18"><text:s text:c="8"/>{</text:p>
      <text:p text:style-name="P18"><text:s text:c="12"/>a[shortestJob].rt--;</text:p>
      <text:p text:style-name="P18"><text:s text:c="12"/>currentTime++;</text:p>
      <text:p text:style-name="P18"><text:s text:c="12"/>if (a[shortestJob].rt == 0)</text:p>
      <text:p text:style-name="P18"><text:s text:c="12"/>{</text:p>
      <text:p text:style-name="P18"><text:s text:c="16"/>completed++;</text:p>
      <text:p text:style-name="P18"><text:s text:c="16"/>a[shortestJob].ct = currentTime;</text:p>
      <text:p text:style-name="P18"><text:s text:c="16"/>a[shortestJob].tat = currentTime - a[shortestJob].at;</text:p>
      <text:p text:style-name="P18"><text:s text:c="16"/>a[shortestJob].wt = a[shortestJob].tat - a[shortestJob].bt;</text:p>
      <text:p text:style-name="P18"><text:s text:c="16"/>totalTAT += a[shortestJob].tat;</text:p>
      <text:p text:style-name="P18"><text:s text:c="16"/>totalWT += a[shortestJob].wt;</text:p>
      <text:p text:style-name="P18"><text:s text:c="12"/>}</text:p>
      <text:p text:style-name="P18"><text:s text:c="8"/>}</text:p>
      <text:p text:style-name="P18"><text:s text:c="4"/>}</text:p>
      <text:p text:style-name="P18"><text:s text:c="4"/>avgTAT = (float)totalTAT / n;</text:p>
      <text:p text:style-name="P18"><text:s text:c="4"/>avgWT = (float)totalWT / n;</text:p>
      <text:p text:style-name="P18"><text:s text:c="4"/>printf("\nID\tAT\tBT\tCT\tTAT\tWT");</text:p>
      <text:p text:style-name="P18"><text:s text:c="4"/>for (i = 0; i &lt; n; i++)</text:p>
      <text:p text:style-name="P18"><text:s text:c="4"/>{</text:p>
      <text:p text:style-name="P18"><text:s text:c="8"/>printf("\nP%d\t%d\t%d\t%d\t%d\t%d", a[i].id, a[i].at, a[i].bt, a[i].ct, a[i].tat, a[i].wt);</text:p>
      <text:p text:style-name="P18"><text:soft-page-break/><text:s text:c="4"/>}</text:p>
      <text:p text:style-name="P18"><text:s text:c="4"/>printf("\nAverage Waiting Time = %f", avgWT);</text:p>
      <text:p text:style-name="P18"><text:s text:c="4"/>printf("\nAverage Turn Around Time = %f\n", avgTAT);</text:p>
      <text:p text:style-name="P18">}</text:p>
      <text:p text:style-name="P18"/>
      <text:p text:style-name="P56">Output<text:span text:style-name="T2"> </text:span><text:span text:style-name="T3">(SRTF)</text:span></text:p>
      <text:p text:style-name="P19"/>
      <text:p text:style-name="P19">Enter the no of processes: 4</text:p>
      <text:p text:style-name="P19">Enter id, arrival time and burst time of the processes: </text:p>
      <text:p text:style-name="P19">1 0 3</text:p>
      <text:p text:style-name="P19">2 1 6</text:p>
      <text:p text:style-name="P19">3 4 4</text:p>
      <text:p text:style-name="P19">4 6 2</text:p>
      <text:p text:style-name="P19"/>
      <text:p text:style-name="P19">ID <text:s text:c="5"/><text:tab/>AT <text:s text:c="5"/><text:tab/>BT <text:s text:c="5"/><text:tab/>CT <text:s text:c="4"/><text:tab/>TAT <text:s text:c="4"/>WT</text:p>
      <text:p text:style-name="P19">P1 <text:s text:c="5"/><text:tab/>0 <text:s text:c="6"/><text:tab/>3 <text:s text:c="7"/><text:tab/>3 <text:s text:c="7"/><text:tab/>3 <text:s text:c="6"/>0</text:p>
      <text:p text:style-name="P19">P2 <text:s text:c="5"/><text:tab/>1 <text:s text:c="6"/><text:tab/>6 <text:s text:c="7"/><text:tab/>15 <text:s text:c="5"/><text:tab/>14 <text:s text:c="5"/>8</text:p>
      <text:p text:style-name="P19">P3 <text:s text:c="5"/><text:tab/>4 <text:s text:c="6"/><text:tab/>4 <text:s text:c="7"/><text:tab/>8 <text:s text:c="7"/><text:tab/>4 <text:s text:c="6"/>0</text:p>
      <text:p text:style-name="P19">P4 <text:s text:c="5"/><text:tab/>6 <text:s text:c="6"/><text:tab/>2 <text:s text:c="6"/><text:tab/>10 <text:s text:c="5"/><text:tab/>4 <text:s text:c="6"/>2</text:p>
      <text:p text:style-name="P19"/>
      <text:p text:style-name="P19">Average Waiting Time = 2.500000</text:p>
      <text:p text:style-name="P19">Average Turn Around Time = 6.250000</text:p>
      <text:p text:style-name="P75">Program<text:span text:style-name="T14"> </text:span><text:span text:style-name="T13">(</text:span><text:span text:style-name="T21">Priority</text:span><text:span text:style-name="T13">)</text:span></text:p>
      <text:p text:style-name="P57"/>
      <text:p text:style-name="P20">#include &lt;stdio.h&gt;</text:p>
      <text:p text:style-name="P20">typedef struct</text:p>
      <text:p text:style-name="P20">{</text:p>
      <text:p text:style-name="P20"><text:s text:c="4"/>int id, at, bt, ct, tat, wt, rt, priority;</text:p>
      <text:p text:style-name="P20">} process;</text:p>
      <text:p text:style-name="P20">int main()</text:p>
      <text:p text:style-name="P20">{</text:p>
      <text:p text:style-name="P20"><text:s text:c="4"/>int n, currentTime = 0;</text:p>
      <text:p text:style-name="P20"><text:s text:c="4"/>float avgTAT, avgWT;</text:p>
      <text:p text:style-name="P20"><text:s text:c="4"/>printf("Enter the number of processes: ");</text:p>
      <text:p text:style-name="P20"><text:s text:c="4"/>scanf("%d", &amp;n);</text:p>
      <text:p text:style-name="P20"><text:s text:c="4"/>process a[n];</text:p>
      <text:p text:style-name="P20"><text:s text:c="4"/>printf("Enter the id, <text:s/>arrival time and burst time of n processes: \n");</text:p>
      <text:p text:style-name="P20"><text:s text:c="4"/>for (int i = 0; i &lt; n; i++)</text:p>
      <text:p text:style-name="P20"><text:s text:c="4"/>{</text:p>
      <text:p text:style-name="P20"><text:s text:c="8"/>scanf("%d", &amp;a[i].id);</text:p>
      <text:p text:style-name="P20"><text:s text:c="8"/>scanf("%d", &amp;a[i].at);</text:p>
      <text:p text:style-name="P20"><text:s text:c="8"/>scanf("%d", &amp;a[i].bt);</text:p>
      <text:p text:style-name="P20"><text:s text:c="8"/>scanf("%d", &amp;a[i].priority);</text:p>
      <text:p text:style-name="P20"><text:s text:c="8"/>a[i].rt = a[i].bt;</text:p>
      <text:p text:style-name="P20"><text:s text:c="4"/>}</text:p>
      <text:p text:style-name="P20"><text:s text:c="4"/>int completed = 0;</text:p>
      <text:p text:style-name="P20"><text:s text:c="4"/>int totalWT = 0;</text:p>
      <text:p text:style-name="P20"><text:s text:c="4"/>int totalTAT = 0;</text:p>
      <text:p text:style-name="P20"><text:s text:c="4"/>while (completed &lt; n)</text:p>
      <text:p text:style-name="P20"><text:s text:c="4"/>{</text:p>
      <text:p text:style-name="P20"><text:s text:c="8"/>int sJob = -1;</text:p>
      <text:p text:style-name="P20"><text:s text:c="8"/>int sPriority = 99999;</text:p>
      <text:p text:style-name="P20"><text:s text:c="8"/>for (int i = 0; i &lt; n; i++)</text:p>
      <text:p text:style-name="P20"><text:s text:c="8"/>{</text:p>
      <text:p text:style-name="P20"><text:s text:c="12"/>if (a[i].at &lt;= currentTime &amp;&amp; a[i].priority &lt; sPriority &amp;&amp; a[i].rt &gt; 0)</text:p>
      <text:p text:style-name="P20"><text:s text:c="12"/>{</text:p>
      <text:p text:style-name="P20"><text:s text:c="16"/>sJob = i;</text:p>
      <text:p text:style-name="P20"><text:s text:c="16"/>sPriority = a[i].priority;</text:p>
      <text:p text:style-name="P20"><text:s text:c="12"/>}</text:p>
      <text:p text:style-name="P20"><text:s text:c="8"/>}</text:p>
      <text:p text:style-name="P20"><text:s text:c="8"/>if (sJob == -1)</text:p>
      <text:p text:style-name="P20"><text:s text:c="8"/>{</text:p>
      <text:p text:style-name="P20"><text:s text:c="12"/>currentTime++;</text:p>
      <text:p text:style-name="P20"><text:s text:c="8"/>}</text:p>
      <text:p text:style-name="P20"><text:s text:c="8"/>else</text:p>
      <text:p text:style-name="P20"><text:s text:c="8"/>{</text:p>
      <text:p text:style-name="P20"><text:s text:c="12"/>a[sJob].rt--;</text:p>
      <text:p text:style-name="P20"><text:s text:c="12"/>currentTime++;</text:p>
      <text:p text:style-name="P20"><text:s text:c="12"/>if (a[sJob].rt == 0)</text:p>
      <text:p text:style-name="P20"><text:s text:c="12"/>{</text:p>
      <text:p text:style-name="P20"><text:s text:c="16"/>completed++;</text:p>
      <text:p text:style-name="P20"><text:s text:c="16"/>a[sJob].ct = currentTime;</text:p>
      <text:p text:style-name="P20"><text:s text:c="16"/>a[sJob].tat = currentTime - a[sJob].at;</text:p>
      <text:p text:style-name="P20"><text:s text:c="16"/>a[sJob].wt = a[sJob].tat - a[sJob].bt;</text:p>
      <text:p text:style-name="P20"><text:s text:c="16"/>totalTAT += a[sJob].tat;</text:p>
      <text:p text:style-name="P20"><text:s text:c="16"/>totalWT += a[sJob].wt;</text:p>
      <text:p text:style-name="P20"><text:s text:c="12"/>}</text:p>
      <text:p text:style-name="P20"><text:s text:c="8"/>}</text:p>
      <text:p text:style-name="P20"><text:s text:c="4"/>}</text:p>
      <text:p text:style-name="P20"><text:s text:c="4"/>avgTAT = (float)totalTAT / n;</text:p>
      <text:p text:style-name="P20"><text:s text:c="4"/>avgWT = (float)totalWT / n;</text:p>
      <text:p text:style-name="P20"><text:s text:c="4"/>printf("\nID\tAT\tBT\tPrio\tCT\tTAT\tWT");</text:p>
      <text:p text:style-name="P20"><text:s text:c="4"/>for (int i = 0; i &lt; n; i++)</text:p>
      <text:p text:style-name="P20"><text:s text:c="4"/>{</text:p>
      <text:p text:style-name="P20"><text:soft-page-break/><text:s text:c="8"/>printf("\nP%d\t%d\t%d\t%d\t%d\t%d\t%d", a[i].id, a[i].at, a[i].bt, a[i].priority, a[i].ct, a[i].tat, a[i].wt);</text:p>
      <text:p text:style-name="P20"><text:s text:c="4"/>}</text:p>
      <text:p text:style-name="P20"><text:s text:c="4"/>printf("\nAverage Waiting Time = %f", avgWT);</text:p>
      <text:p text:style-name="P20"><text:s text:c="4"/>printf("\nAverage Turn Around Time = %f\n", avgTAT);</text:p>
      <text:p text:style-name="P20">}</text:p>
      <text:p text:style-name="P20"/>
      <text:p text:style-name="P58">Output<text:span text:style-name="T2"> (Priority)</text:span></text:p>
      <text:p text:style-name="P21"/>
      <text:p text:style-name="P21">Enter the number of processes: 5</text:p>
      <text:p text:style-name="P21">Enter the id, <text:s/>arrival time and burst time of n processes: </text:p>
      <text:p text:style-name="P21">1 0 5 6</text:p>
      <text:p text:style-name="P21">2 1 2 4</text:p>
      <text:p text:style-name="P21">3 2 4 3</text:p>
      <text:p text:style-name="P21">4 3 1 1</text:p>
      <text:p text:style-name="P21">5 4 7 2</text:p>
      <text:p text:style-name="P21"/>
      <text:p text:style-name="P21">ID <text:s text:c="5"/><text:tab/>AT <text:s text:c="5"/><text:tab/>BT <text:s text:c="5"/><text:tab/>Prio <text:s text:c="3"/><text:tab/>CT <text:s text:c="5"/><text:tab/>TAT <text:s text:c="4"/><text:tab/>WT</text:p>
      <text:p text:style-name="P21">P1 <text:s text:c="5"/><text:tab/>0 <text:s text:c="6"/><text:tab/>5 <text:s text:c="6"/><text:tab/>6 <text:s text:c="6"/><text:tab/>19 <text:s text:c="5"/><text:tab/>19 <text:s text:c="5"/><text:tab/>14</text:p>
      <text:p text:style-name="P21">P2 <text:s text:c="5"/><text:tab/>1 <text:s text:c="6"/><text:tab/>2 <text:s text:c="6"/><text:tab/>4 <text:s text:c="6"/><text:tab/>15 <text:s text:c="5"/><text:tab/>14 <text:s text:c="5"/><text:tab/>12</text:p>
      <text:p text:style-name="P21">P3 <text:s text:c="5"/><text:tab/>2 <text:s text:c="6"/><text:tab/>4 <text:s text:c="6"/><text:tab/>3 <text:s text:c="6"/><text:tab/>14 <text:s text:c="5"/><text:tab/>12 <text:s text:c="5"/><text:tab/>8</text:p>
      <text:p text:style-name="P21">P4 <text:s text:c="5"/><text:tab/>3 <text:s text:c="6"/><text:tab/>1 <text:s text:c="6"/><text:tab/>1 <text:s text:c="6"/><text:tab/>4 <text:s text:c="6"/><text:tab/>1 <text:s text:c="6"/><text:tab/>0</text:p>
      <text:p text:style-name="P21">P5 <text:s text:c="5"/><text:tab/>4 <text:s text:c="6"/><text:tab/>7 <text:s text:c="6"/><text:tab/>2 <text:s text:c="6"/><text:tab/>11 <text:s text:c="5"/><text:tab/>7 <text:s text:c="6"/><text:tab/>0</text:p>
      <text:p text:style-name="P21"/>
      <text:p text:style-name="P21">Average Waiting Time = 6.800000</text:p>
      <text:p text:style-name="P21">Average Turn Around Time = 10.600000</text:p>
      <text:p text:style-name="P76">Program<text:span text:style-name="T14"> </text:span><text:span text:style-name="T13">(</text:span><text:span text:style-name="T22">LJF</text:span><text:span text:style-name="T13">)</text:span></text:p>
      <text:p text:style-name="P59"/>
      <text:p text:style-name="P22">#include &lt;stdio.h&gt;</text:p>
      <text:p text:style-name="P22">typedef struct</text:p>
      <text:p text:style-name="P22">{</text:p>
      <text:p text:style-name="P22"><text:s text:c="4"/>int id, bt, wt, tat, ct, at;</text:p>
      <text:p text:style-name="P22">} pcb;</text:p>
      <text:p text:style-name="P22">void sortWithBurstTime(pcb pr[], int n)</text:p>
      <text:p text:style-name="P22">{</text:p>
      <text:p text:style-name="P22"><text:s text:c="4"/>int i, j;</text:p>
      <text:p text:style-name="P22"><text:s text:c="4"/>pcb temp;</text:p>
      <text:p text:style-name="P22"><text:s text:c="4"/>for (i = 0; i &lt; n - 1; i++)</text:p>
      <text:p text:style-name="P22"><text:s text:c="4"/>{</text:p>
      <text:p text:style-name="P22"><text:s text:c="8"/>for (j = 0; j &lt; n - i - 1; j++)</text:p>
      <text:p text:style-name="P22"><text:s text:c="8"/>{</text:p>
      <text:p text:style-name="P22"><text:s text:c="12"/>if (pr[j].bt &gt; pr[j + 1].bt)</text:p>
      <text:p text:style-name="P22"><text:s text:c="12"/>{</text:p>
      <text:p text:style-name="P22"><text:s text:c="16"/>temp = pr[j];</text:p>
      <text:p text:style-name="P22"><text:s text:c="16"/>pr[j] = pr[j + 1];</text:p>
      <text:p text:style-name="P22"><text:s text:c="16"/>pr[j + 1] = temp;</text:p>
      <text:p text:style-name="P22"><text:s text:c="12"/>}</text:p>
      <text:p text:style-name="P22"><text:s text:c="8"/>}</text:p>
      <text:p text:style-name="P22"><text:s text:c="4"/>}</text:p>
      <text:p text:style-name="P22">}</text:p>
      <text:p text:style-name="P22">int main()</text:p>
      <text:p text:style-name="P22">{</text:p>
      <text:p text:style-name="P22"><text:s text:c="4"/>int n, i;</text:p>
      <text:p text:style-name="P22"><text:s text:c="4"/>printf("Enter the number of processes: ");</text:p>
      <text:p text:style-name="P22"><text:s text:c="4"/>scanf("%d", &amp;n);</text:p>
      <text:p text:style-name="P22"><text:s text:c="4"/>pcb pr[n];</text:p>
      <text:p text:style-name="P22"><text:s text:c="4"/>int bt[n], at[n], wt[n], tat[n], ct[n];</text:p>
      <text:p text:style-name="P22"><text:s text:c="4"/>printf("Enter id the burst times of n processes: \n");</text:p>
      <text:p text:style-name="P22"><text:s text:c="4"/>int sum = 0;</text:p>
      <text:p text:style-name="P22"><text:s text:c="4"/>for (i = 0; i &lt; n; i++)</text:p>
      <text:p text:style-name="P22"><text:s text:c="4"/>{</text:p>
      <text:p text:style-name="P22"><text:s text:c="8"/>scanf("%d", &amp;pr[i].id);</text:p>
      <text:p text:style-name="P22"><text:s text:c="8"/>scanf("%d", &amp;pr[i].bt);</text:p>
      <text:p text:style-name="P22"><text:s text:c="8"/>pr[i].at = 0;</text:p>
      <text:p text:style-name="P22"><text:s text:c="4"/>}</text:p>
      <text:p text:style-name="P22"><text:s text:c="4"/>sortWithBurstTime(pr, n);</text:p>
      <text:p text:style-name="P22"><text:s text:c="4"/>for (i = 0; i &lt; n; i++)</text:p>
      <text:p text:style-name="P22"><text:s text:c="4"/>{</text:p>
      <text:p text:style-name="P22"><text:s text:c="8"/>sum += pr[i].bt;</text:p>
      <text:p text:style-name="P22"><text:s text:c="8"/>pr[i].ct = sum;</text:p>
      <text:p text:style-name="P22"><text:s text:c="4"/>}</text:p>
      <text:p text:style-name="P22"><text:s text:c="4"/>int totalTAT = 0, totalWT = 0;</text:p>
      <text:p text:style-name="P22"><text:s text:c="4"/>for (i = 0; i &lt; n; i++)</text:p>
      <text:p text:style-name="P22"><text:s text:c="4"/>{</text:p>
      <text:p text:style-name="P22"><text:s text:c="8"/>pr[i].tat = pr[i].ct - 0;</text:p>
      <text:p text:style-name="P22"><text:s text:c="8"/>totalTAT += pr[i].tat;</text:p>
      <text:p text:style-name="P22"><text:s text:c="4"/>}</text:p>
      <text:p text:style-name="P22"><text:s text:c="4"/>float avgTAT = (float)totalTAT / n;</text:p>
      <text:p text:style-name="P22"><text:s text:c="4"/>for (i = 0; i &lt; n; i++)</text:p>
      <text:p text:style-name="P22"><text:s text:c="4"/>{</text:p>
      <text:p text:style-name="P22"><text:s text:c="8"/>pr[i].wt = pr[i].tat - pr[i].bt;</text:p>
      <text:p text:style-name="P22"><text:s text:c="8"/>totalWT += pr[i].wt;</text:p>
      <text:p text:style-name="P22"><text:s text:c="4"/>}</text:p>
      <text:p text:style-name="P22"><text:s text:c="4"/>float avgWT = (float)totalWT / n;</text:p>
      <text:p text:style-name="P22"><text:s text:c="4"/>printf("\nPNo\tAT\tBT\tCT\tTAT\tWT\n");</text:p>
      <text:p text:style-name="P22"><text:s text:c="4"/>for (i = 0; i &lt; n; i++)</text:p>
      <text:p text:style-name="P22"><text:s text:c="4"/>{</text:p>
      <text:p text:style-name="P22"><text:s text:c="8"/>printf("P%d\t%d\t%d\t%d\t%d\t%d\n", pr[i].id, pr[i].at, pr[i].bt, pr[i].ct, pr[i].tat, pr[i].wt);</text:p>
      <text:p text:style-name="P22"><text:s text:c="4"/>}</text:p>
      <text:p text:style-name="P22"><text:soft-page-break/><text:s text:c="4"/>printf("\n");</text:p>
      <text:p text:style-name="P22"><text:s text:c="4"/>printf("Average Waiting time = %f\n", avgWT);</text:p>
      <text:p text:style-name="P22"><text:s text:c="4"/>printf("Average Turn Around time = %f\n", avgTAT);</text:p>
      <text:p text:style-name="P22">}</text:p>
      <text:p text:style-name="P22"/>
      <text:p text:style-name="P60">Output<text:span text:style-name="T2"> </text:span><text:span text:style-name="T6">(LJF)</text:span></text:p>
      <text:p text:style-name="P23"/>
      <text:p text:style-name="P23">Enter the number of processes: 5</text:p>
      <text:p text:style-name="P23">Enter id the burst times of n processes: </text:p>
      <text:p text:style-name="P23">1 4</text:p>
      <text:p text:style-name="P23">2 3</text:p>
      <text:p text:style-name="P23">3 7</text:p>
      <text:p text:style-name="P23">4 1</text:p>
      <text:p text:style-name="P23">5 2</text:p>
      <text:p text:style-name="P23"/>
      <text:p text:style-name="P23">PNo <text:s text:c="4"/>AT <text:s text:c="5"/><text:tab/>BT <text:s text:c="5"/><text:tab/>CT <text:s text:c="5"/><text:tab/>TAT <text:s text:c="4"/><text:tab/>WT</text:p>
      <text:p text:style-name="P23">P3 <text:s text:c="5"/>0 <text:s text:c="6"/><text:tab/>7 <text:s text:c="6"/><text:tab/>7 <text:s text:c="6"/><text:tab/>7 <text:s text:c="6"/><text:tab/>0</text:p>
      <text:p text:style-name="P23">P1 <text:s text:c="5"/>0 <text:s text:c="6"/><text:tab/>4 <text:s text:c="6"/><text:tab/>11 <text:s text:c="5"/><text:tab/>11 <text:s text:c="5"/><text:tab/>7</text:p>
      <text:p text:style-name="P23">P2 <text:s text:c="5"/>0 <text:s text:c="6"/><text:tab/>3 <text:s text:c="6"/><text:tab/>14 <text:s text:c="5"/><text:tab/>14 <text:s text:c="5"/><text:tab/>11</text:p>
      <text:p text:style-name="P23">P5 <text:s text:c="5"/>0 <text:s text:c="6"/><text:tab/>2 <text:s text:c="6"/><text:tab/>16 <text:s text:c="5"/><text:tab/>16 <text:s text:c="5"/><text:tab/>14</text:p>
      <text:p text:style-name="P23">P4 <text:s text:c="5"/>0 <text:s text:c="6"/><text:tab/>1 <text:s text:c="6"/><text:tab/>17 <text:s text:c="5"/><text:tab/>17 <text:s text:c="5"/><text:tab/>16</text:p>
      <text:p text:style-name="P23"/>
      <text:p text:style-name="P23">Average Waiting time = 9.600000</text:p>
      <text:p text:style-name="P23">Average Turn Around time = 13.000000</text:p>
      <text:p text:style-name="P61">Program<text:span text:style-name="T8"> (semaphore)</text:span></text:p>
      <text:p text:style-name="P29"/>
      <text:p text:style-name="P29">#include &lt;stdio.h&gt;</text:p>
      <text:p text:style-name="P29">#include &lt;stdlib.h&gt;</text:p>
      <text:p text:style-name="P29"/>
      <text:p text:style-name="P29">int mutex = 1;</text:p>
      <text:p text:style-name="P29">int empty = 5, full = 0;</text:p>
      <text:p text:style-name="P29">int count = 0;</text:p>
      <text:p text:style-name="P29"/>
      <text:p text:style-name="P29">int wait(int S)</text:p>
      <text:p text:style-name="P29">{</text:p>
      <text:p text:style-name="P29"><text:s text:c="4"/>while (S &lt;= 0)</text:p>
      <text:p text:style-name="P29"><text:s text:c="8"/>;</text:p>
      <text:p text:style-name="P29"><text:s text:c="4"/>return --S;</text:p>
      <text:p text:style-name="P29">}</text:p>
      <text:p text:style-name="P29"/>
      <text:p text:style-name="P29">int signal(int S)</text:p>
      <text:p text:style-name="P29">{</text:p>
      <text:p text:style-name="P29"><text:s text:c="4"/>return ++S;</text:p>
      <text:p text:style-name="P29">}</text:p>
      <text:p text:style-name="P29"/>
      <text:p text:style-name="P29">void producer()</text:p>
      <text:p text:style-name="P29">{</text:p>
      <text:p text:style-name="P29"><text:s text:c="4"/>mutex = wait(mutex);</text:p>
      <text:p text:style-name="P29"><text:s text:c="4"/>full = signal(full);</text:p>
      <text:p text:style-name="P29"><text:s text:c="4"/>empty = wait(empty);</text:p>
      <text:p text:style-name="P29"><text:s text:c="4"/>printf("produced item %d", ++count);</text:p>
      <text:p text:style-name="P29"><text:s text:c="4"/>mutex = signal(mutex);</text:p>
      <text:p text:style-name="P29">}</text:p>
      <text:p text:style-name="P29"/>
      <text:p text:style-name="P29">void consumer()</text:p>
      <text:p text:style-name="P29">{</text:p>
      <text:p text:style-name="P29"><text:s text:c="4"/>mutex = wait(mutex);</text:p>
      <text:p text:style-name="P29"><text:s text:c="4"/>full = wait(full);</text:p>
      <text:p text:style-name="P29"><text:s text:c="4"/>empty = signal(empty);</text:p>
      <text:p text:style-name="P29"><text:s text:c="4"/>printf("consumed item %d", count--);</text:p>
      <text:p text:style-name="P29"><text:s text:c="4"/>mutex = signal(mutex);</text:p>
      <text:p text:style-name="P29">}</text:p>
      <text:p text:style-name="P29"/>
      <text:p text:style-name="P29">int main()</text:p>
      <text:p text:style-name="P29">{</text:p>
      <text:p text:style-name="P29"><text:s text:c="4"/>int n;</text:p>
      <text:p text:style-name="P29"><text:s text:c="4"/>printf("\n1. Producer");</text:p>
      <text:p text:style-name="P29"><text:s text:c="4"/>printf("\n2. Consumer");</text:p>
      <text:p text:style-name="P29"><text:s text:c="4"/>printf("\n3. Exit");</text:p>
      <text:p text:style-name="P29"><text:s text:c="4"/>while (1)</text:p>
      <text:p text:style-name="P29"><text:s text:c="4"/>{</text:p>
      <text:p text:style-name="P29"><text:s text:c="8"/>printf("\nEnter the choice: ");</text:p>
      <text:p text:style-name="P29"><text:s text:c="8"/>scanf("%d", &amp;n);</text:p>
      <text:p text:style-name="P29"><text:s text:c="8"/>switch (n)</text:p>
      <text:p text:style-name="P29"><text:s text:c="8"/>{</text:p>
      <text:p text:style-name="P29"><text:s text:c="8"/>case 1:</text:p>
      <text:p text:style-name="P29"><text:s text:c="12"/>if (mutex == 1 &amp;&amp; empty != 0)</text:p>
      <text:p text:style-name="P29"><text:s text:c="12"/>{</text:p>
      <text:p text:style-name="P29"><text:s text:c="16"/>producer();</text:p>
      <text:p text:style-name="P29"><text:s text:c="12"/>}</text:p>
      <text:p text:style-name="P29"><text:s text:c="12"/>else</text:p>
      <text:p text:style-name="P29"><text:s text:c="12"/>{</text:p>
      <text:p text:style-name="P29"><text:s text:c="16"/>printf("Buffer is full");</text:p>
      <text:p text:style-name="P29"><text:s text:c="12"/>}</text:p>
      <text:p text:style-name="P29"><text:s text:c="12"/>break;</text:p>
      <text:p text:style-name="P29"><text:s text:c="8"/>case 2:</text:p>
      <text:p text:style-name="P29"><text:s text:c="12"/>if (mutex == 1 &amp;&amp; full != 0)</text:p>
      <text:p text:style-name="P29"><text:s text:c="12"/>{</text:p>
      <text:p text:style-name="P29"><text:soft-page-break/><text:s text:c="16"/>consumer();</text:p>
      <text:p text:style-name="P29"><text:s text:c="12"/>}</text:p>
      <text:p text:style-name="P29"><text:s text:c="12"/>else</text:p>
      <text:p text:style-name="P29"><text:s text:c="12"/>{</text:p>
      <text:p text:style-name="P29"><text:s text:c="16"/>printf("Buffer is empty");</text:p>
      <text:p text:style-name="P29"><text:s text:c="12"/>}</text:p>
      <text:p text:style-name="P29"><text:s text:c="12"/>break;</text:p>
      <text:p text:style-name="P29"><text:s text:c="8"/>case 3:</text:p>
      <text:p text:style-name="P29"><text:s text:c="12"/>exit(0);</text:p>
      <text:p text:style-name="P29"><text:s text:c="8"/>default:</text:p>
      <text:p text:style-name="P29"><text:s text:c="12"/>printf("Enter valid choice");</text:p>
      <text:p text:style-name="P29"><text:s text:c="12"/>break;</text:p>
      <text:p text:style-name="P29"><text:s text:c="8"/>}</text:p>
      <text:p text:style-name="P29"><text:s text:c="8"/>printf("\n\n");</text:p>
      <text:p text:style-name="P29"><text:s text:c="4"/>}</text:p>
      <text:p text:style-name="P29">}</text:p>
      <text:p text:style-name="P29"/>
      <text:p text:style-name="P62">Output<text:span text:style-name="T2"> </text:span><text:span text:style-name="T9">(semaphore)</text:span></text:p>
      <text:p text:style-name="P30"/>
      <text:p text:style-name="P30">1. Producer</text:p>
      <text:p text:style-name="P30">2. Consumer</text:p>
      <text:p text:style-name="P30">3. Exit</text:p>
      <text:p text:style-name="P30"/>
      <text:p text:style-name="P30">Enter the choice: 1</text:p>
      <text:p text:style-name="P30">produced item 1</text:p>
      <text:p text:style-name="P30"/>
      <text:p text:style-name="P30">Enter the choice: 1</text:p>
      <text:p text:style-name="P30">produced item 2</text:p>
      <text:p text:style-name="P30"/>
      <text:p text:style-name="P30">Enter the choice: 1</text:p>
      <text:p text:style-name="P30">produced item 3</text:p>
      <text:p text:style-name="P30"/>
      <text:p text:style-name="P30">Enter the choice: 1</text:p>
      <text:p text:style-name="P30">produced item 4</text:p>
      <text:p text:style-name="P30"/>
      <text:p text:style-name="P30">Enter the choice: 1</text:p>
      <text:p text:style-name="P30">produced item 5</text:p>
      <text:p text:style-name="P30"/>
      <text:p text:style-name="P30">Enter the choice: 1</text:p>
      <text:p text:style-name="P30">Buffer is full</text:p>
      <text:p text:style-name="P30"/>
      <text:p text:style-name="P30">Enter the choice: 2</text:p>
      <text:p text:style-name="P30">consumed item 5</text:p>
      <text:p text:style-name="P30"/>
      <text:p text:style-name="P30">Enter the choice: 2</text:p>
      <text:p text:style-name="P30">consumed item 4</text:p>
      <text:p text:style-name="P30"/>
      <text:p text:style-name="P30">Enter the choice: 2</text:p>
      <text:p text:style-name="P30">consumed item 3</text:p>
      <text:p text:style-name="P30"/>
      <text:p text:style-name="P30">Enter the choice: 2</text:p>
      <text:p text:style-name="P30">consumed item 2</text:p>
      <text:p text:style-name="P30"/>
      <text:p text:style-name="P30">Enter the choice: 2</text:p>
      <text:p text:style-name="P30">consumed item 1</text:p>
      <text:p text:style-name="P30"/>
      <text:p text:style-name="P30">Enter the choice: 2</text:p>
      <text:p text:style-name="P30">Buffer is empty</text:p>
      <text:p text:style-name="P63">Program<text:span text:style-name="T2"> </text:span><text:span text:style-name="T10">(First Fit)</text:span></text:p>
      <text:p text:style-name="P31"/>
      <text:p text:style-name="P31">#include &lt;stdio.h&gt;</text:p>
      <text:p text:style-name="P31">void firstfit(int block[], int m, int process[], int n)</text:p>
      <text:p text:style-name="P31">{</text:p>
      <text:p text:style-name="P31"><text:s text:c="4"/>int allocation[n];</text:p>
      <text:p text:style-name="P31"><text:s text:c="4"/>for (int i = 0; i &lt; n; i++)</text:p>
      <text:p text:style-name="P31"><text:s text:c="4"/>{</text:p>
      <text:p text:style-name="P31"><text:s text:c="8"/>allocation[i] = -1;</text:p>
      <text:p text:style-name="P31"><text:s text:c="4"/>}</text:p>
      <text:p text:style-name="P31"><text:s text:c="4"/>for (int i = 0; i &lt; n; i++)</text:p>
      <text:p text:style-name="P31"><text:s text:c="4"/>{</text:p>
      <text:p text:style-name="P31"><text:s text:c="8"/>for (int j = 0; j &lt; m; j++)</text:p>
      <text:p text:style-name="P31"><text:s text:c="8"/>{</text:p>
      <text:p text:style-name="P31"><text:s text:c="12"/>if (block[j] &gt;= process[i])</text:p>
      <text:p text:style-name="P31"><text:s text:c="12"/>{</text:p>
      <text:p text:style-name="P31"><text:s text:c="16"/>allocation[i] = j;</text:p>
      <text:p text:style-name="P31"><text:s text:c="16"/>block[j] -= process[i];</text:p>
      <text:p text:style-name="P31"><text:s text:c="16"/>break;</text:p>
      <text:p text:style-name="P31"><text:s text:c="12"/>}</text:p>
      <text:p text:style-name="P31"><text:s text:c="8"/>}</text:p>
      <text:p text:style-name="P31"><text:s text:c="4"/>}</text:p>
      <text:p text:style-name="P31"><text:s text:c="4"/>printf("\nPNo\tPSize\tBlockNo");</text:p>
      <text:p text:style-name="P31"><text:s text:c="4"/>for (int i = 0; i &lt; n; i++)</text:p>
      <text:p text:style-name="P31"><text:s text:c="4"/>{</text:p>
      <text:p text:style-name="P31"><text:s text:c="8"/>printf("\n%d\t%d\t", i + 1, process[i]);</text:p>
      <text:p text:style-name="P31"><text:s text:c="8"/>if (allocation[i] != -1)</text:p>
      <text:p text:style-name="P31"><text:s text:c="8"/>{</text:p>
      <text:p text:style-name="P31"><text:s text:c="12"/>printf("%d", allocation[i] + 1);</text:p>
      <text:p text:style-name="P31"><text:s text:c="8"/>}</text:p>
      <text:p text:style-name="P31"><text:s text:c="8"/>else</text:p>
      <text:p text:style-name="P31"><text:s text:c="8"/>{</text:p>
      <text:p text:style-name="P31"><text:s text:c="12"/>printf("Not Allocated");</text:p>
      <text:p text:style-name="P31"><text:s text:c="8"/>}</text:p>
      <text:p text:style-name="P31"><text:s text:c="4"/>}</text:p>
      <text:p text:style-name="P31"><text:s text:c="4"/>printf("\n");</text:p>
      <text:p text:style-name="P31">}</text:p>
      <text:p text:style-name="P31">int main()</text:p>
      <text:p text:style-name="P31">{</text:p>
      <text:p text:style-name="P31"><text:s text:c="4"/>int m, n;</text:p>
      <text:p text:style-name="P31"><text:s text:c="4"/>printf("Enter the no of blocks: ");</text:p>
      <text:p text:style-name="P31"><text:s text:c="4"/>scanf("%d", &amp;m);</text:p>
      <text:p text:style-name="P31"><text:s text:c="4"/>int block[m];</text:p>
      <text:p text:style-name="P31"><text:s text:c="4"/>printf("Enter size of %d blocks: ");</text:p>
      <text:p text:style-name="P31"><text:s text:c="4"/>for (int i = 0; i &lt; m; i++)</text:p>
      <text:p text:style-name="P31"><text:s text:c="4"/>{</text:p>
      <text:p text:style-name="P31"><text:s text:c="8"/>scanf("%d", block + i);</text:p>
      <text:p text:style-name="P31"><text:s text:c="4"/>}</text:p>
      <text:p text:style-name="P31"><text:s text:c="4"/>printf("Enter the no of processes: ");</text:p>
      <text:p text:style-name="P31"><text:s text:c="4"/>scanf("%d", &amp;n);</text:p>
      <text:p text:style-name="P31"><text:s text:c="4"/>int process[n];</text:p>
      <text:p text:style-name="P31"><text:s text:c="4"/>printf("Enter size of %d processes: ");</text:p>
      <text:p text:style-name="P31"><text:s text:c="4"/>for (int i = 0; i &lt; n; i++)</text:p>
      <text:p text:style-name="P31"><text:s text:c="4"/>{</text:p>
      <text:p text:style-name="P31"><text:s text:c="8"/>scanf("%d", process + i);</text:p>
      <text:p text:style-name="P31"><text:s text:c="4"/>}</text:p>
      <text:p text:style-name="P31"><text:s text:c="4"/>firstfit(block, m, process, n);</text:p>
      <text:p text:style-name="P31">}</text:p>
      <text:p text:style-name="P32"/>
      <text:p text:style-name="P32"/>
      <text:p text:style-name="P41">Output<text:span text:style-name="T2"> (first fit)</text:span></text:p>
      <text:p text:style-name="P33"/>
      <text:p text:style-name="P33">Enter the no of blocks: 5</text:p>
      <text:p text:style-name="P33">Enter size of 5 blocks: 100 500 200 300 600</text:p>
      <text:p text:style-name="P33">Enter the no of processes: 4</text:p>
      <text:p text:style-name="P33">Enter size of 4 processes: 212 417 112 426</text:p>
      <text:p text:style-name="P33"/>
      <text:p text:style-name="P33">PNo <text:s text:c="4"/>PSize <text:s text:c="2"/>BlockNo</text:p>
      <text:p text:style-name="P33">1 <text:s text:c="6"/>212 <text:s text:c="4"/>2</text:p>
      <text:p text:style-name="P33">2 <text:s text:c="6"/>417 <text:s text:c="4"/>5</text:p>
      <text:p text:style-name="P33">3 <text:s text:c="6"/>112 <text:s text:c="4"/>2</text:p>
      <text:p text:style-name="P33">4 <text:s text:c="6"/>426 <text:s text:c="4"/>Not Allocated</text:p>
      <text:p text:style-name="P64">Program<text:span text:style-name="T2"> (best fit)</text:span></text:p>
      <text:p text:style-name="P36"/>
      <text:p text:style-name="P36">#include &lt;stdio.h&gt;</text:p>
      <text:p text:style-name="P36">void bestfit(int block[], int m, int process[], int n)</text:p>
      <text:p text:style-name="P36">{</text:p>
      <text:p text:style-name="P36"><text:s text:c="4"/>int bestBlock;</text:p>
      <text:p text:style-name="P36"><text:s text:c="4"/>int allocation[n];</text:p>
      <text:p text:style-name="P36"><text:s text:c="4"/>for(int i=0;i&lt;n;i++)</text:p>
      <text:p text:style-name="P36"><text:s text:c="4"/>{</text:p>
      <text:p text:style-name="P36"><text:s text:c="8"/>allocation[i]=-1;</text:p>
      <text:p text:style-name="P36"><text:s text:c="4"/>}</text:p>
      <text:p text:style-name="P36"><text:s text:c="4"/>for(int i=0;i&lt;n;i++)</text:p>
      <text:p text:style-name="P36"><text:s text:c="4"/>{</text:p>
      <text:p text:style-name="P36"><text:s text:c="8"/>bestBlock=-1;</text:p>
      <text:p text:style-name="P36"><text:s text:c="8"/>for(int j=0;j&lt;m;j++)</text:p>
      <text:p text:style-name="P36"><text:s text:c="8"/>{</text:p>
      <text:p text:style-name="P36"><text:s text:c="12"/>if(block[j]&gt;=process[i])</text:p>
      <text:p text:style-name="P36"><text:s text:c="12"/>{</text:p>
      <text:p text:style-name="P36"><text:s text:c="16"/>if(bestBlock==-1)</text:p>
      <text:p text:style-name="P36"><text:s text:c="16"/>{</text:p>
      <text:p text:style-name="P36"><text:s text:c="20"/>bestBlock=j;</text:p>
      <text:p text:style-name="P36"><text:s text:c="16"/>}</text:p>
      <text:p text:style-name="P36"><text:s text:c="16"/>else if(block[j]&lt;block[bestBlock])</text:p>
      <text:p text:style-name="P36"><text:s text:c="16"/>{</text:p>
      <text:p text:style-name="P36"><text:s text:c="20"/>bestBlock=j;</text:p>
      <text:p text:style-name="P36"><text:s text:c="16"/>}</text:p>
      <text:p text:style-name="P36"><text:s text:c="12"/>}</text:p>
      <text:p text:style-name="P36"><text:s text:c="8"/>}</text:p>
      <text:p text:style-name="P36"><text:s text:c="8"/>if(bestBlock!=-1)</text:p>
      <text:p text:style-name="P36"><text:s text:c="8"/>{</text:p>
      <text:p text:style-name="P36"><text:s text:c="12"/>allocation[i]=bestBlock;</text:p>
      <text:p text:style-name="P36"><text:s text:c="12"/>block[bestBlock]-=process[i];</text:p>
      <text:p text:style-name="P36"><text:s text:c="8"/>}</text:p>
      <text:p text:style-name="P36"><text:s text:c="4"/>}</text:p>
      <text:p text:style-name="P36"><text:s text:c="4"/>printf("\nPNo\tPSize\tBlockNo");</text:p>
      <text:p text:style-name="P36"><text:s text:c="4"/>for(int i=0;i&lt;n;i++)</text:p>
      <text:p text:style-name="P36"><text:s text:c="4"/>{</text:p>
      <text:p text:style-name="P36"><text:s text:c="8"/>printf("\n%d\t%d\t",i+1,process[i]);</text:p>
      <text:p text:style-name="P36"><text:s text:c="8"/>if(allocation[i]!=-1)</text:p>
      <text:p text:style-name="P36"><text:s text:c="8"/>{</text:p>
      <text:p text:style-name="P36"><text:s text:c="12"/>printf("%d",allocation[i]+1);</text:p>
      <text:p text:style-name="P36"><text:s text:c="8"/>}</text:p>
      <text:p text:style-name="P36"><text:s text:c="8"/>else</text:p>
      <text:p text:style-name="P36"><text:s text:c="8"/>{</text:p>
      <text:p text:style-name="P36"><text:s text:c="12"/>printf("Not Allocated");</text:p>
      <text:p text:style-name="P36"><text:s text:c="8"/>}</text:p>
      <text:p text:style-name="P36"><text:s text:c="4"/>}</text:p>
      <text:p text:style-name="P36"><text:s text:c="4"/>printf("\n");</text:p>
      <text:p text:style-name="P36">}</text:p>
      <text:p text:style-name="P36">int main()</text:p>
      <text:p text:style-name="P36">{</text:p>
      <text:p text:style-name="P36"><text:s text:c="4"/>int m,n;</text:p>
      <text:p text:style-name="P36"><text:s text:c="4"/>printf("Enter the no of blocks: ");</text:p>
      <text:p text:style-name="P36"><text:s text:c="4"/>scanf("%d",&amp;m);</text:p>
      <text:p text:style-name="P36"><text:s text:c="4"/>int block[m];</text:p>
      <text:p text:style-name="P36"><text:s text:c="4"/>printf("Enter size of %d blocks: ");</text:p>
      <text:p text:style-name="P36"><text:s text:c="4"/>for(int i=0;i&lt;m;i++)</text:p>
      <text:p text:style-name="P36"><text:s text:c="4"/>{</text:p>
      <text:p text:style-name="P36"><text:s text:c="8"/>scanf("%d",block+i);</text:p>
      <text:p text:style-name="P36"><text:s text:c="4"/>}</text:p>
      <text:p text:style-name="P36"><text:s text:c="4"/>printf("Enter the no of processes: ");</text:p>
      <text:p text:style-name="P36"><text:s text:c="4"/>scanf("%d",&amp;n);</text:p>
      <text:p text:style-name="P36"><text:s text:c="4"/>int process[n];</text:p>
      <text:p text:style-name="P36"><text:s text:c="4"/>printf("Enter size of %d processes: ");</text:p>
      <text:p text:style-name="P36"><text:soft-page-break/><text:s text:c="4"/>for(int i=0;i&lt;n;i++)</text:p>
      <text:p text:style-name="P36"><text:s text:c="4"/>{</text:p>
      <text:p text:style-name="P36"><text:s text:c="8"/>scanf("%d",process+i);</text:p>
      <text:p text:style-name="P36"><text:s text:c="4"/>} </text:p>
      <text:p text:style-name="P36"><text:s text:c="4"/>bestfit(block,m,process,n);</text:p>
      <text:p text:style-name="P36">}</text:p>
      <text:p text:style-name="P36"/>
      <text:p text:style-name="P40">Output<text:span text:style-name="T2"> (best fit)</text:span></text:p>
      <text:p text:style-name="P37"/>
      <text:p text:style-name="P34">Enter the no of blocks: 5</text:p>
      <text:p text:style-name="P34">Enter size of 5 blocks: 100 500 200 300 600</text:p>
      <text:p text:style-name="P34">Enter the no of processes: 4</text:p>
      <text:p text:style-name="P34">Enter size of 4 processes: 212 417 112 426</text:p>
      <text:p text:style-name="P34"/>
      <text:p text:style-name="P34">PNo <text:s text:c="4"/>PSize <text:s text:c="2"/>BlockNo</text:p>
      <text:p text:style-name="P34">1 <text:s text:c="6"/>212 <text:s text:c="4"/>4</text:p>
      <text:p text:style-name="P34">2 <text:s text:c="6"/>417 <text:s text:c="4"/>2</text:p>
      <text:p text:style-name="P34">3 <text:s text:c="6"/>112 <text:s text:c="4"/>3</text:p>
      <text:p text:style-name="P34">4 <text:s text:c="6"/>426 <text:s text:c="4"/>5</text:p>
      <text:p text:style-name="P65">Program<text:span text:style-name="T2"> (worst fit)</text:span></text:p>
      <text:p text:style-name="P10"/>
      <text:p text:style-name="P10">#include &lt;stdio.h&gt;</text:p>
      <text:p text:style-name="P10">void worstfit(int block[], int m, int process[], int n)</text:p>
      <text:p text:style-name="P10">{</text:p>
      <text:p text:style-name="P10"><text:s text:c="4"/>int bestBlock;</text:p>
      <text:p text:style-name="P10"><text:s text:c="4"/>int allocation[n];</text:p>
      <text:p text:style-name="P10"><text:s text:c="4"/>for (int i = 0; i &lt; n; i++)</text:p>
      <text:p text:style-name="P10"><text:s text:c="4"/>{</text:p>
      <text:p text:style-name="P10"><text:s text:c="8"/>allocation[i] = -1;</text:p>
      <text:p text:style-name="P10"><text:s text:c="4"/>}</text:p>
      <text:p text:style-name="P10"><text:s text:c="4"/>for (int i = 0; i &lt; n; i++)</text:p>
      <text:p text:style-name="P10"><text:s text:c="4"/>{</text:p>
      <text:p text:style-name="P10"><text:s text:c="8"/>bestBlock = -1;</text:p>
      <text:p text:style-name="P10"><text:s text:c="8"/>for (int j = 0; j &lt; m; j++)</text:p>
      <text:p text:style-name="P10"><text:s text:c="8"/>{</text:p>
      <text:p text:style-name="P10"><text:s text:c="12"/>if (block[j] &gt;= process[i])</text:p>
      <text:p text:style-name="P10"><text:s text:c="12"/>{</text:p>
      <text:p text:style-name="P10"><text:s text:c="16"/>if (bestBlock == -1)</text:p>
      <text:p text:style-name="P10"><text:s text:c="16"/>{</text:p>
      <text:p text:style-name="P10"><text:s text:c="20"/>bestBlock = j;</text:p>
      <text:p text:style-name="P10"><text:s text:c="16"/>}</text:p>
      <text:p text:style-name="P10"><text:s text:c="16"/>else if (block[j] &gt; block[bestBlock])</text:p>
      <text:p text:style-name="P10"><text:s text:c="16"/>{</text:p>
      <text:p text:style-name="P10"><text:s text:c="20"/>bestBlock = j;</text:p>
      <text:p text:style-name="P10"><text:s text:c="16"/>}</text:p>
      <text:p text:style-name="P10"><text:s text:c="12"/>}</text:p>
      <text:p text:style-name="P10"><text:s text:c="8"/>}</text:p>
      <text:p text:style-name="P10"><text:s text:c="8"/>if (bestBlock != -1)</text:p>
      <text:p text:style-name="P10"><text:s text:c="8"/>{</text:p>
      <text:p text:style-name="P10"><text:s text:c="12"/>allocation[i] = bestBlock;</text:p>
      <text:p text:style-name="P10"><text:s text:c="12"/>block[bestBlock] -= process[i];</text:p>
      <text:p text:style-name="P10"><text:s text:c="8"/>}</text:p>
      <text:p text:style-name="P10"><text:s text:c="4"/>}</text:p>
      <text:p text:style-name="P10"><text:s text:c="4"/>printf("\nPNo\tPSize\tBlockNo");</text:p>
      <text:p text:style-name="P10"><text:s text:c="4"/>for (int i = 0; i &lt; n; i++)</text:p>
      <text:p text:style-name="P10"><text:s text:c="4"/>{</text:p>
      <text:p text:style-name="P10"><text:s text:c="8"/>printf("\n%d\t%d\t", i + 1, process[i]);</text:p>
      <text:p text:style-name="P10"><text:s text:c="8"/>if (allocation[i] != -1)</text:p>
      <text:p text:style-name="P10"><text:s text:c="8"/>{</text:p>
      <text:p text:style-name="P10"><text:s text:c="12"/>printf("%d", allocation[i] + 1);</text:p>
      <text:p text:style-name="P10"><text:s text:c="8"/>}</text:p>
      <text:p text:style-name="P10"><text:s text:c="8"/>else</text:p>
      <text:p text:style-name="P10"><text:s text:c="8"/>{</text:p>
      <text:p text:style-name="P10"><text:s text:c="12"/>printf("Not Allocated");</text:p>
      <text:p text:style-name="P10"><text:s text:c="8"/>}</text:p>
      <text:p text:style-name="P10"><text:s text:c="4"/>}</text:p>
      <text:p text:style-name="P10"><text:s text:c="4"/>printf("\n");</text:p>
      <text:p text:style-name="P10">}</text:p>
      <text:p text:style-name="P10">int main()</text:p>
      <text:p text:style-name="P10">{</text:p>
      <text:p text:style-name="P10"><text:s text:c="4"/>int m, n;</text:p>
      <text:p text:style-name="P10"><text:s text:c="4"/>printf("Enter the no of blocks: ");</text:p>
      <text:p text:style-name="P10"><text:s text:c="4"/>scanf("%d", &amp;m);</text:p>
      <text:p text:style-name="P10"><text:s text:c="4"/>int block[m];</text:p>
      <text:p text:style-name="P10"><text:s text:c="4"/>printf("Enter size of %d blocks: ");</text:p>
      <text:p text:style-name="P10"><text:s text:c="4"/>for (int i = 0; i &lt; m; i++)</text:p>
      <text:p text:style-name="P10"><text:s text:c="4"/>{</text:p>
      <text:p text:style-name="P10"><text:s text:c="8"/>scanf("%d", block + i);</text:p>
      <text:p text:style-name="P10"><text:s text:c="4"/>}</text:p>
      <text:p text:style-name="P10"><text:s text:c="4"/>printf("Enter the no of processes: ");</text:p>
      <text:p text:style-name="P10"><text:s text:c="4"/>scanf("%d", &amp;n);</text:p>
      <text:p text:style-name="P10"><text:s text:c="4"/>int process[n];</text:p>
      <text:p text:style-name="P10"><text:s text:c="4"/>printf("Enter size of %d processes: ");</text:p>
      <text:p text:style-name="P10"><text:soft-page-break/><text:s text:c="4"/>for (int i = 0; i &lt; n; i++)</text:p>
      <text:p text:style-name="P10"><text:s text:c="4"/>{</text:p>
      <text:p text:style-name="P10"><text:s text:c="8"/>scanf("%d", process + i);</text:p>
      <text:p text:style-name="P10"><text:s text:c="4"/>}</text:p>
      <text:p text:style-name="P10"><text:s text:c="4"/>worstfit(block, m, process, n);</text:p>
      <text:p text:style-name="P10">}</text:p>
      <text:p text:style-name="P10"/>
      <text:p text:style-name="P39">Output<text:span text:style-name="T2"> (</text:span><text:span text:style-name="T11">worst</text:span><text:span text:style-name="T2"> fit)</text:span></text:p>
      <text:p text:style-name="P38"/>
      <text:p text:style-name="P35">Enter the no of blocks: 5</text:p>
      <text:p text:style-name="P35">Enter size of 5 blocks: 100 500 200 300 600</text:p>
      <text:p text:style-name="P35">Enter the no of processes: 4</text:p>
      <text:p text:style-name="P35">Enter size of 4 processes: 212 417 112 426</text:p>
      <text:p text:style-name="P35"/>
      <text:p text:style-name="P35">PNo <text:s text:c="4"/><text:tab/>PSize <text:s text:c="2"/>BlockNo</text:p>
      <text:p text:style-name="P35">1 <text:s text:c="6"/><text:tab/>212 <text:s text:c="4"/>5</text:p>
      <text:p text:style-name="P35">2 <text:s text:c="6"/><text:tab/>417 <text:s text:c="4"/>2</text:p>
      <text:p text:style-name="P35">3 <text:s text:c="6"/><text:tab/>112 <text:s text:c="4"/>5</text:p>
      <text:p text:style-name="P35">4 <text:s text:c="6"/><text:tab/>426 <text:s text:c="4"/>Not Allocated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78"><text:soft-page-break/>Program<text:span text:style-name="T27"> </text:span><text:span text:style-name="T28">(</text:span><text:span text:style-name="T30">round robin</text:span><text:span text:style-name="T28">)</text:span></text:p>
      <text:p text:style-name="P77"/>
      <text:p text:style-name="P77">#include &lt;stdio.h&gt;</text:p>
      <text:p text:style-name="P77">int q[100], front = -1, rear = -1;</text:p>
      <text:p text:style-name="P77"/>
      <text:p text:style-name="P77">struct process{</text:p>
      <text:p text:style-name="P77"><text:s text:c="4"/>int id, at, tat, bt, wt, rt, ct, status;</text:p>
      <text:p text:style-name="P77">} p[20];</text:p>
      <text:p text:style-name="P77"/>
      <text:p text:style-name="P77">void enqueue(int j){</text:p>
      <text:p text:style-name="P77"><text:s text:c="4"/>if (front == -1 &amp;&amp; rear == -1)</text:p>
      <text:p text:style-name="P77"><text:s text:c="8"/>front++;</text:p>
      <text:p text:style-name="P77"><text:s text:c="4"/>rear++;</text:p>
      <text:p text:style-name="P77"><text:s text:c="4"/>q[rear] = j;}</text:p>
      <text:p text:style-name="P77"/>
      <text:p text:style-name="P77">int dequeue(){</text:p>
      <text:p text:style-name="P77"><text:s text:c="4"/>if (front == -1)</text:p>
      <text:p text:style-name="P77"><text:s text:c="8"/>return -1;</text:p>
      <text:p text:style-name="P77"><text:s text:c="4"/>int item;</text:p>
      <text:p text:style-name="P77"><text:s text:c="4"/>item = q[front];</text:p>
      <text:p text:style-name="P77"><text:s text:c="4"/>if (front == rear){</text:p>
      <text:p text:style-name="P77"><text:s text:c="8"/>front = -1;</text:p>
      <text:p text:style-name="P77"><text:s text:c="8"/>rear = -1;</text:p>
      <text:p text:style-name="P77"><text:s text:c="4"/>}</text:p>
      <text:p text:style-name="P77"><text:s text:c="4"/>else{</text:p>
      <text:p text:style-name="P77"><text:s text:c="8"/>front++;</text:p>
      <text:p text:style-name="P77"><text:s text:c="4"/>}</text:p>
      <text:p text:style-name="P77"><text:s text:c="4"/>return (item);}</text:p>
      <text:p text:style-name="P77"/>
      <text:p text:style-name="P77">void main()</text:p>
      <text:p text:style-name="P77">{</text:p>
      <text:p text:style-name="P77"><text:s text:c="4"/>int n, quantum, time = 0, completed = 0, current = 0, i, dequeuedItem = -1, qExpire = 0;</text:p>
      <text:p text:style-name="P77"><text:s text:c="4"/>float totalWT = 0, totalTAT = 0;</text:p>
      <text:p text:style-name="P77"><text:s text:c="4"/>printf("Enter the number of processes : ");</text:p>
      <text:p text:style-name="P77"><text:s text:c="4"/>scanf("%d", &amp;n);</text:p>
      <text:p text:style-name="P77"><text:s text:c="4"/>printf("Enter the id, <text:s/>arrival time and burst time of n processes: \n");</text:p>
      <text:p text:style-name="P77"><text:s text:c="4"/>for (i = 0; i &lt; n; i++) // Input process details</text:p>
      <text:p text:style-name="P77"><text:s text:c="4"/>{</text:p>
      <text:p text:style-name="P77"><text:s text:c="8"/>p[i].id = i + 1;</text:p>
      <text:p text:style-name="P77"><text:s text:c="8"/>p[i].status = 0;</text:p>
      <text:p text:style-name="P77"><text:s text:c="8"/>scanf("%d", &amp;p[i].at);</text:p>
      <text:p text:style-name="P77"><text:s text:c="8"/>scanf("%d", &amp;p[i].bt);</text:p>
      <text:p text:style-name="P77"><text:s text:c="8"/>p[i].rt = p[i].bt;</text:p>
      <text:p text:style-name="P77"><text:s text:c="4"/>}</text:p>
      <text:p text:style-name="P77"><text:s text:c="4"/>printf("\nEnter time quantum : ");</text:p>
      <text:p text:style-name="P77"><text:s text:c="4"/>scanf("%d", &amp;quantum);</text:p>
      <text:p text:style-name="P77"/>
      <text:p text:style-name="P77"><text:s text:c="4"/>// Waiting for first process to arrive</text:p>
      <text:p text:style-name="P77"><text:s text:c="4"/>while (time != p[0].at)</text:p>
      <text:p text:style-name="P77"><text:s text:c="4"/>{</text:p>
      <text:p text:style-name="P77"><text:s text:c="8"/>time++;</text:p>
      <text:p text:style-name="P77"><text:s text:c="4"/>}</text:p>
      <text:p text:style-name="P77"><text:s text:c="4"/>enqueue(0);</text:p>
      <text:p text:style-name="P77"><text:s text:c="4"/>p[0].status = 1;</text:p>
      <text:p text:style-name="P77"/>
      <text:p text:style-name="P77"><text:s text:c="4"/>while (completed &lt; n)</text:p>
      <text:p text:style-name="P77"><text:s text:c="4"/>{</text:p>
      <text:p text:style-name="P77"><text:s text:c="8"/>if (dequeuedItem == -1)</text:p>
      <text:p text:style-name="P77"><text:s text:c="8"/>{</text:p>
      <text:p text:style-name="P77"><text:s text:c="12"/>dequeuedItem = dequeue();</text:p>
      <text:p text:style-name="P77"><text:s text:c="8"/>}</text:p>
      <text:p text:style-name="P77"/>
      <text:p text:style-name="P77"><text:s text:c="8"/>time++;</text:p>
      <text:p text:style-name="P77"><text:soft-page-break/><text:s text:c="8"/>// Loop to check for new process</text:p>
      <text:p text:style-name="P77"><text:s text:c="8"/>for (i = 0; i &lt; n; i++)</text:p>
      <text:p text:style-name="P77"><text:s text:c="8"/>{</text:p>
      <text:p text:style-name="P77"><text:s text:c="12"/>if (p[i].status == 0 &amp;&amp; p[i].at &lt;= time)</text:p>
      <text:p text:style-name="P77"><text:s text:c="12"/>{</text:p>
      <text:p text:style-name="P77"><text:s text:c="16"/>enqueue(i);</text:p>
      <text:p text:style-name="P77"><text:s text:c="16"/>p[i].status = 1;</text:p>
      <text:p text:style-name="P77"><text:s text:c="12"/>}</text:p>
      <text:p text:style-name="P77"><text:s text:c="8"/>}</text:p>
      <text:p text:style-name="P77"/>
      <text:p text:style-name="P77"><text:s text:c="8"/>if (dequeuedItem != -1)</text:p>
      <text:p text:style-name="P77"><text:s text:c="8"/>{</text:p>
      <text:p text:style-name="P77"><text:s text:c="12"/>if (qExpire != quantum &amp;&amp; p[dequeuedItem].rt &gt; 0)</text:p>
      <text:p text:style-name="P77"><text:s text:c="12"/>{</text:p>
      <text:p text:style-name="P77"><text:s text:c="16"/>p[dequeuedItem].rt--;</text:p>
      <text:p text:style-name="P77"><text:s text:c="16"/>qExpire++;</text:p>
      <text:p text:style-name="P77"><text:s text:c="12"/>}</text:p>
      <text:p text:style-name="P77"><text:s text:c="12"/>if (p[dequeuedItem].rt == 0)</text:p>
      <text:p text:style-name="P77"><text:s text:c="12"/>{</text:p>
      <text:p text:style-name="P77"><text:s text:c="16"/>p[dequeuedItem].ct = time;</text:p>
      <text:p text:style-name="P77"><text:s text:c="16"/>p[dequeuedItem].tat = p[dequeuedItem].ct - p[dequeuedItem].at;</text:p>
      <text:p text:style-name="P77"><text:s text:c="16"/>p[dequeuedItem].wt = p[dequeuedItem].tat - p[dequeuedItem].bt;</text:p>
      <text:p text:style-name="P77"><text:s text:c="16"/>completed++;</text:p>
      <text:p text:style-name="P77"><text:s text:c="16"/>totalWT += p[dequeuedItem].wt;</text:p>
      <text:p text:style-name="P77"><text:s text:c="16"/>totalTAT += p[dequeuedItem].tat;</text:p>
      <text:p text:style-name="P77"><text:s text:c="16"/>dequeuedItem = -1;</text:p>
      <text:p text:style-name="P77"><text:s text:c="16"/>qExpire = 0;</text:p>
      <text:p text:style-name="P77"><text:s text:c="12"/>}</text:p>
      <text:p text:style-name="P77"><text:s text:c="12"/>else if (qExpire == quantum)</text:p>
      <text:p text:style-name="P77"><text:s text:c="12"/>{</text:p>
      <text:p text:style-name="P77"><text:s text:c="16"/>enqueue(dequeuedItem);</text:p>
      <text:p text:style-name="P77"><text:s text:c="16"/>dequeuedItem = -1;</text:p>
      <text:p text:style-name="P77"><text:s text:c="16"/>qExpire = 0;</text:p>
      <text:p text:style-name="P77"><text:s text:c="12"/>}</text:p>
      <text:p text:style-name="P77"><text:s text:c="8"/>}</text:p>
      <text:p text:style-name="P77"><text:s text:c="4"/>}</text:p>
      <text:p text:style-name="P77"/>
      <text:p text:style-name="P77"><text:s text:c="4"/>printf("\nID\tAT\tBT\tCT\tTAT\tWT");</text:p>
      <text:p text:style-name="P77"><text:s text:c="4"/>for (i = 0; i &lt; n; i++)</text:p>
      <text:p text:style-name="P77"><text:s text:c="4"/>{</text:p>
      <text:p text:style-name="P77"><text:s text:c="8"/>printf("\nP%d\t%d\t%d\t%d\t%d\t%d", p[i].id, p[i].at, p[i].bt, p[i].ct, p[i].tat, p[i].wt);</text:p>
      <text:p text:style-name="P77"><text:s text:c="4"/>}</text:p>
      <text:p text:style-name="P77"><text:s text:c="4"/>printf("\n\nAverage Waiting Time : %f", (totalWT / n));</text:p>
      <text:p text:style-name="P77"><text:s text:c="4"/>printf("\nAverage Turn Around Time : %f\n", (totalTAT / n));</text:p>
      <text:p text:style-name="P77">}</text:p>
      <text:p text:style-name="P77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Output<text:span text:style-name="T2"> (round robin)</text:span></text:p>
      <text:p text:style-name="P79"><text:span text:style-name="T2"/></text:p>
      <text:p text:style-name="P79"><text:span text:style-name="T2">Enter the number of processes : 5</text:span></text:p>
      <text:p text:style-name="P79"><text:span text:style-name="T2">Enter the id, <text:s/>arrival time and burst time of n processes: </text:span></text:p>
      <text:p text:style-name="P79"><text:span text:style-name="T2">0 5</text:span></text:p>
      <text:p text:style-name="P79"><text:span text:style-name="T2">1 3</text:span></text:p>
      <text:p text:style-name="P79"><text:span text:style-name="T2">2 1</text:span></text:p>
      <text:p text:style-name="P79"><text:span text:style-name="T2">3 2</text:span></text:p>
      <text:p text:style-name="P79"><text:span text:style-name="T2">4 3</text:span></text:p>
      <text:p text:style-name="P79"><text:span text:style-name="T2"/></text:p>
      <text:p text:style-name="P79"><text:span text:style-name="T2">Enter time quantum : 2</text:span></text:p>
      <text:p text:style-name="P79"><text:span text:style-name="T2"/></text:p>
      <text:p text:style-name="P79"><text:span text:style-name="T2">ID <text:s text:c="5"/>AT <text:s text:c="5"/>BT <text:s text:c="5"/>CT <text:s text:c="5"/>TAT <text:s text:c="4"/>WT</text:span></text:p>
      <text:p text:style-name="P79"><text:span text:style-name="T2">P1 <text:s text:c="5"/>0 <text:s text:c="6"/>5 <text:s text:c="6"/>13 <text:s text:c="5"/>13 <text:s text:c="5"/>8</text:span></text:p>
      <text:p text:style-name="P79"><text:span text:style-name="T2">P2 <text:s text:c="5"/>1 <text:s text:c="6"/>3 <text:s text:c="6"/>12 <text:s text:c="5"/>11 <text:s text:c="5"/>8</text:span></text:p>
      <text:p text:style-name="P79"><text:span text:style-name="T2">P3 <text:s text:c="5"/>2 <text:s text:c="6"/>1 <text:s text:c="6"/>5 <text:s text:c="6"/>3 <text:s text:c="6"/>2</text:span></text:p>
      <text:p text:style-name="P79"><text:span text:style-name="T2">P4 <text:s text:c="5"/>3 <text:s text:c="6"/>2 <text:s text:c="6"/>9 <text:s text:c="6"/>6 <text:s text:c="6"/>4</text:span></text:p>
      <text:p text:style-name="P79"><text:span text:style-name="T2">P5 <text:s text:c="5"/>4 <text:s text:c="6"/>3 <text:s text:c="6"/>14 <text:s text:c="5"/>10 <text:s text:c="5"/>7</text:span></text:p>
      <text:p text:style-name="P79"><text:span text:style-name="T2"/></text:p>
      <text:p text:style-name="P79"><text:span text:style-name="T2">Average Waiting Time : 5.800000</text:span></text:p>
      <text:p text:style-name="P79"><text:span text:style-name="T2">Average Turn Around Time : 8.600000</text:span></text:p>
      <text:p text:style-name="P77"/>
      <text:p text:style-name="P77"/>
      <text:p text:style-name="P77"/>
      <text:p text:style-name="P77"/>
      <text:p text:style-name="P77"/>
      <text:p text:style-name="P77"/>
      <text:p text:style-name="P88"><text:span text:style-name="Default_20_Paragraph_20_Font"><text:span text:style-name="T34">Program</text:span></text:span><text:span text:style-name="Default_20_Paragraph_20_Font"><text:span text:style-name="T35"> (IPC)</text:span></text:span></text:p>
      <text:p text:style-name="P81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89">//Reader.c</text:p>
            <text:p text:style-name="P84"/>
            <text:p text:style-name="P86">#include &lt;stdio.h&gt;</text:p>
            <text:p text:style-name="P86">#include &lt;stdlib.h&gt;</text:p>
            <text:p text:style-name="P86">#include &lt;sys/ipc.h&gt;</text:p>
            <text:p text:style-name="P86">#include &lt;sys/shm.h&gt;</text:p>
            <text:p text:style-name="P86"/>
            <text:p text:style-name="P86">void main() </text:p>
            <text:p text:style-name="P86">{</text:p>
            <text:p text:style-name="P86"><text:s text:c="3"/>int key = ftok("shm",2);</text:p>
            <text:p text:style-name="P86"><text:s text:c="3"/>int shmid = shmget(key,1024,0666 | IPC_CREAT);</text:p>
            <text:p text:style-name="P86"><text:s text:c="3"/>char * shmaddr = shmat(shmid,NULL,0);</text:p>
            <text:p text:style-name="P86"><text:s text:c="3"/>printf("Data read: \n");</text:p>
            <text:p text:style-name="P86"><text:s text:c="3"/>puts(shmaddr);</text:p>
            <text:p text:style-name="P86"><text:s text:c="3"/>exit(0); <text:s text:c="2"/></text:p>
            <text:p text:style-name="P86">}</text:p>
            <text:p text:style-name="P84"/>
            <text:p text:style-name="P81">Output</text:p>
            <text:p text:style-name="P81"/>
            <text:p text:style-name="P86">Data read: </text:p>
            <text:p text:style-name="P87">welcome</text:p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</table:table-cell>
          <table:table-cell table:style-name="Table1.A1" office:value-type="string">
            <text:p text:style-name="P90">//Writer.c</text:p>
            <text:p text:style-name="P83"/>
            <text:p text:style-name="P85">#include &lt;stdio.h&gt;</text:p>
            <text:p text:style-name="P85">#include &lt;stdlib.h&gt;</text:p>
            <text:p text:style-name="P85">#include &lt;sys/ipc.h&gt;</text:p>
            <text:p text:style-name="P85">#include &lt;sys/shm.h&gt;</text:p>
            <text:p text:style-name="P85"/>
            <text:p text:style-name="P85">void main()</text:p>
            <text:p text:style-name="P85">{</text:p>
            <text:p text:style-name="P85"><text:s text:c="4"/>int key = ftok("shm",2);</text:p>
            <text:p text:style-name="P85"><text:s text:c="4"/>int shmid = shmget(key,1024,0666 | IPC_CREAT);</text:p>
            <text:p text:style-name="P85"><text:s text:c="4"/>char * shmaddr = shmat(shmid,NULL,0);</text:p>
            <text:p text:style-name="P85"><text:s text:c="4"/>printf("Data to store: ");</text:p>
            <text:p text:style-name="P85"><text:s text:c="4"/>fgets(shmaddr,50,stdin);</text:p>
            <text:p text:style-name="P85"><text:s text:c="4"/>shmdt(shmaddr);</text:p>
            <text:p text:style-name="P85"><text:s text:c="4"/>exit(0);</text:p>
            <text:p text:style-name="P85">}</text:p>
            <text:p text:style-name="P83"/>
            <text:p text:style-name="P80">Output</text:p>
            <text:p text:style-name="P83"/>
            <text:p text:style-name="P85">Data to store: <text:span text:style-name="T36">welcome</text:span></text:p>
            <text:p text:style-name="P85"/>
            <text:p text:style-name="P83"/>
          </table:table-cell>
        </table:table-row>
      </table:table>
      <text:p text:style-name="P8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modern" style:font-pitch="fixed"/>
    <style:font-face style:name="cmsy10" svg:font-family="cmsy10" style:font-pitch="variable"/>
    <style:font-face style:name="courier new" svg:font-family="'courier new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extkörper" style:family="paragraph" style:parent-style-name="Standard">
      <style:paragraph-properties fo:margin-left="1.023cm" fo:margin-right="0cm" fo:hyphenation-ladder-count="no-limit" fo:text-indent="0cm" style:auto-text-indent="false">
        <style:tab-stops/>
      </style:paragraph-properties>
      <style:text-properties style:font-name="Source Code Pro" fo:font-family="'Source Code Pro'" style:font-family-generic="modern" style:font-pitch="fixed" fo:font-size="10pt" style:font-name-asian="Source Code Pro" style:font-family-asian="'Source Code Pro'" style:font-family-generic-asian="modern" style:font-pitch-asian="fixed" style:font-size-asian="10pt" style:font-size-complex="10pt" fo:hyphenate="false" fo:hyphenation-remain-char-count="2" fo:hyphenation-push-char-count="2" loext:hyphenation-no-caps="false"/>
    </style:style>
    <style:style style:name="Überschrift_20_1" style:display-name="Überschrift 1" style:family="paragraph" style:parent-style-name="Standard" style:default-outline-level="1">
      <style:paragraph-properties fo:margin-left="0.176cm" fo:margin-right="0cm" fo:margin-top="0.104cm" fo:margin-bottom="0cm" style:contextual-spacing="false" fo:hyphenation-ladder-count="no-limit" fo:text-indent="0cm" style:auto-text-indent="false">
        <style:tab-stops/>
      </style:paragraph-properties>
      <style:text-properties style:font-name="Source Code Pro" fo:font-family="'Source Code Pro'" style:font-family-generic="modern" style:font-pitch="fixed" fo:font-size="10pt" fo:font-weight="bold" style:font-name-asian="Source Code Pro" style:font-family-asian="'Source Code Pro'" style:font-family-generic-asian="modern" style:font-pitch-asian="fixed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Absatz-Standardschriftart" style:family="text"/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5:11:18.343253251</meta:creation-date>
    <dc:date>2023-05-30T20:11:38.134597103</dc:date>
    <meta:editing-duration>PT4H55M42S</meta:editing-duration>
    <meta:editing-cycles>138</meta:editing-cycles>
    <meta:generator>LibreOffice/7.3.5.2$Linux_X86_64 LibreOffice_project/30$Build-2</meta:generator>
    <meta:document-statistic meta:table-count="1" meta:image-count="0" meta:object-count="0" meta:page-count="27" meta:paragraph-count="1014" meta:word-count="3006" meta:character-count="22193" meta:non-whitespace-character-count="14191"/>
  </office:meta>
</office:document-meta>
</file>